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1a85698" officeooo:paragraph-rsid="00050801" fo:background-color="transparent" style:font-size-asian="12pt" style:font-weight-asian="normal" style:font-name-complex="Times New Roman" style:font-size-complex="12pt" style:font-weight-complex="normal"/>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1a85698" officeooo:paragraph-rsid="0005130e" fo:background-color="transparent" style:font-size-asian="12pt" style:font-weight-asian="normal" style:font-name-complex="Times New Roman" style:font-size-complex="12pt" style:font-weight-complex="normal"/>
    </style:style>
    <style:style style:name="P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1a85698" officeooo:paragraph-rsid="00069c17" fo:background-color="transparent" style:font-size-asian="12pt" style:font-weight-asian="normal" style:font-name-complex="Times New Roman" style:font-size-complex="12pt" style:font-weight-complex="normal"/>
    </style:style>
    <style:style style:name="P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1a85698" officeooo:paragraph-rsid="0004f12e" fo:background-color="transparent" style:font-size-asian="12pt" style:font-weight-asian="normal" style:font-name-complex="Times New Roman" style:font-size-complex="12pt" style:font-weight-complex="normal"/>
    </style:style>
    <style:style style:name="P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6fbcf" officeooo:paragraph-rsid="000e638d" fo:background-color="transparent"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6fbcf" officeooo:paragraph-rsid="001365d2" fo:background-color="transparent"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1aad0a5" officeooo:paragraph-rsid="0004f12e" fo:background-color="#ffffff" style:font-size-asian="12pt" style:font-weight-asian="normal" style:font-name-complex="Times New Roman" style:font-size-complex="12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1aad0a5" officeooo:paragraph-rsid="000e638d" fo:background-color="#ffffff" style:font-size-asian="12pt" style:font-weight-asian="normal" style:font-name-complex="Times New Roman" style:font-size-complex="12pt" style:font-weight-complex="normal"/>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069c17" style:font-size-asian="12pt" style:font-name-complex="Times New Roman" style:font-size-complex="12pt"/>
    </style:style>
    <style:style style:name="P1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2fa478" officeooo:paragraph-rsid="0006f386" fo:background-color="transparent"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fo:font-style="italic" fo:font-weight="normal" officeooo:rsid="0094486f" officeooo:paragraph-rsid="004f05f2" fo:background-color="transparent" style:font-size-asian="12pt" style:font-style-asian="italic" style:font-weight-asian="normal" style:font-name-complex="Times New Roman" style:font-size-complex="12pt" style:font-style-complex="italic" style:font-weight-complex="normal"/>
    </style:style>
    <style:style style:name="P12"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17caddc" officeooo:paragraph-rsid="00069c17" fo:background-color="transparent"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10e9cd6" officeooo:paragraph-rsid="0005130e" fo:background-color="#ffff00"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10e9cd6" officeooo:paragraph-rsid="00050801" fo:background-color="#ffff00"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00a0b95" officeooo:paragraph-rsid="000bf7f5" fo:background-color="#ffffff"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09d58f1" officeooo:paragraph-rsid="000c3215" fo:background-color="#ffffff"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normal" style:text-underline-style="none" fo:font-weight="normal" officeooo:rsid="010e9cd6" officeooo:paragraph-rsid="0004f12e" fo:background-color="#ffffff"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italic" style:text-underline-style="none" fo:font-weight="normal" officeooo:rsid="009d58f1" officeooo:paragraph-rsid="000efd9e" fo:background-color="#ffffff"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italic" style:text-underline-style="none" fo:font-weight="normal" officeooo:rsid="009d58f1" officeooo:paragraph-rsid="000f1cb4" fo:background-color="#ffffff"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text-position="0% 100%" style:font-name="Times New Roman" fo:font-size="12pt" fo:font-style="italic" style:text-underline-style="none" fo:font-weight="normal" officeooo:rsid="02c0820f" officeooo:paragraph-rsid="000efd9e" fo:background-color="transparent" style:font-size-asian="12pt" style:font-style-asian="italic" style:font-weight-asian="normal" style:font-name-complex="Times New Roman2" style:font-size-complex="12pt" style:font-style-complex="italic" style:font-weight-complex="normal"/>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style:use-window-font-color="true" style:text-position="0% 100%" style:font-name="Times New Roman" fo:font-size="12pt" fo:font-style="normal" style:text-underline-style="none" fo:font-weight="normal" officeooo:rsid="005f34a8" officeooo:paragraph-rsid="0063ab63" fo:background-color="transparent" style:font-size-asian="12pt" style:font-style-asian="normal" style:font-weight-asian="normal" style:font-name-complex="Times New Roman2" style:font-size-complex="12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style:use-window-font-color="true" style:text-position="0% 100%" style:font-name="Times New Roman" fo:font-size="12pt" fo:font-style="normal" style:text-underline-style="none" fo:font-weight="normal" officeooo:rsid="005f34a8" officeooo:paragraph-rsid="006675c3" fo:background-color="transparent" style:font-size-asian="12pt" style:font-style-asian="normal" style:font-weight-asian="normal" style:font-name-complex="Times New Roman2" style:font-size-complex="12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999999" style:text-position="0% 100%" style:font-name="Times New Roman" fo:font-size="12pt" fo:language="en" fo:country="GB" fo:font-style="normal" style:text-underline-style="none" fo:font-weight="normal" officeooo:rsid="01eea2ef" officeooo:paragraph-rsid="0063ab63" fo:background-color="transparent"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Times New Roman1" fo:font-size="12pt" fo:language="en" fo:country="GB" fo:font-style="normal" fo:font-weight="bold" officeooo:rsid="0111dc15" officeooo:paragraph-rsid="0019e71d" fo:background-color="transparent" style:font-size-asian="12pt" style:font-style-asian="normal" style:font-weight-asian="bold" style:font-name-complex="Times New Roman" style:font-size-complex="12pt" style:font-style-complex="normal" style:font-weight-complex="bold"/>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 fo:font-size="12pt" fo:font-style="normal" fo:font-weight="normal" officeooo:rsid="00747d09" officeooo:paragraph-rsid="000f1cb4" fo:background-color="transparent" style:font-size-asian="12pt" style:font-style-asian="normal" style:font-weight-asian="normal" style:font-name-complex="Times New Roman2" style:font-size-complex="12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fe43d"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f759d1"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style:text-underline-style="solid" style:text-underline-width="auto" style:text-underline-color="font-color" fo:font-weight="normal" officeooo:rsid="00036d9b" officeooo:paragraph-rsid="00777018" fo:background-color="transparent"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5b8280" officeooo:paragraph-rsid="00777018" fo:background-color="transparent" style:font-size-asian="12pt" style:font-name-complex="Times New Roman" style:font-size-complex="12pt"/>
    </style:style>
    <style:style style:name="P3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fe43d" officeooo:paragraph-rsid="00777018" fo:background-color="transparent" style:font-size-asian="12pt" style:font-name-complex="Times New Roman" style:font-size-complex="12pt"/>
    </style:style>
    <style:style style:name="P35" style:family="paragraph" style:parent-style-name="Standard">
      <style:paragraph-properties fo:line-height="100%"/>
      <style:text-properties style:use-window-font-color="true" style:font-name="Times New Roman" fo:font-size="12pt" fo:language="en" fo:country="GB" fo:font-style="normal" fo:font-weight="normal" officeooo:rsid="0044b988" officeooo:paragraph-rsid="004a317f" fo:background-color="transparent" style:font-size-asian="12pt" style:font-style-asian="normal" style:font-weight-asian="normal" style:font-name-complex="Times New Roman2" style:font-size-complex="12pt" style:font-style-complex="normal" style:font-weight-complex="normal"/>
    </style:style>
    <style:style style:name="P36" style:family="paragraph" style:parent-style-name="Standard">
      <style:paragraph-properties fo:line-height="100%" fo:text-align="start" style:justify-single-word="false"/>
      <style:text-properties style:use-window-font-color="true" style:font-name="Times New Roman" fo:font-size="12pt" fo:language="en" fo:country="GB" fo:font-style="normal" fo:font-weight="normal" officeooo:rsid="0044b988" officeooo:paragraph-rsid="00506b85" fo:background-color="transparent" style:font-size-asian="12pt" style:font-style-asian="normal" style:font-weight-asian="normal" style:font-name-complex="Times New Roman2" style:font-size-complex="12pt" style:font-style-complex="normal" style:font-weight-complex="normal"/>
    </style:style>
    <style:style style:name="P37" style:family="paragraph" style:parent-style-name="Standard">
      <style:paragraph-properties fo:line-height="100%"/>
      <style:text-properties style:use-window-font-color="true" style:font-name="Times New Roman" fo:font-size="12pt" fo:language="en" fo:country="GB" fo:font-style="normal" fo:font-weight="normal" officeooo:rsid="0044b988" officeooo:paragraph-rsid="00671c5a" fo:background-color="transparent" style:font-size-asian="12pt" style:font-style-asian="normal" style:font-weight-asian="normal" style:font-name-complex="Times New Roman2" style:font-size-complex="12pt" style:font-style-complex="normal" style:font-weight-complex="normal"/>
    </style:style>
    <style:style style:name="P38" style:family="paragraph" style:parent-style-name="Standard">
      <style:paragraph-properties fo:line-height="100%"/>
      <style:text-properties style:use-window-font-color="true" style:font-name="Times New Roman" fo:font-size="12pt" fo:language="en" fo:country="GB" fo:font-style="normal" fo:font-weight="normal" officeooo:rsid="0767a70b" fo:background-color="transparent" style:font-size-asian="12pt" style:font-style-asian="normal" style:font-weight-asian="normal" style:font-name-complex="Times New Roman2" style:font-size-complex="12pt" style:font-style-complex="normal" style:font-weight-complex="normal"/>
    </style:style>
    <style:style style:name="P39" style:family="paragraph" style:parent-style-name="Standard">
      <style:paragraph-properties fo:line-height="100%" fo:text-align="start" style:justify-single-word="false"/>
      <style:text-properties style:use-window-font-color="true" style:font-name="Times New Roman" fo:font-size="12pt" fo:language="en" fo:country="GB" fo:font-style="normal" fo:font-weight="normal" officeooo:rsid="019b2019" officeooo:paragraph-rsid="005dfda5" fo:background-color="transparent"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line-height="100%"/>
      <style:text-properties style:use-window-font-color="true" style:font-name="Times New Roman" fo:font-size="12pt" fo:language="en" fo:country="GB" fo:font-style="normal" fo:font-weight="normal" officeooo:rsid="09bc8c4f" officeooo:paragraph-rsid="00699cdb" fo:background-color="transparent"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line-height="100%"/>
      <style:text-properties style:use-window-font-color="true" style:font-name="Times New Roman" fo:font-size="12pt" fo:language="en" fo:country="GB" fo:font-style="normal" fo:font-weight="normal" officeooo:rsid="09bc8c4f" officeooo:paragraph-rsid="006aca86" fo:background-color="transparent" style:font-size-asian="12pt" style:font-style-asian="normal" style:font-weight-asian="normal" style:font-name-complex="Times New Roman" style:font-size-complex="12pt" style:font-style-complex="normal" style:font-weight-complex="normal"/>
    </style:style>
    <style:style style:name="P42" style:family="paragraph" style:parent-style-name="Standard">
      <style:paragraph-properties fo:line-height="200%"/>
      <style:text-properties style:use-window-font-color="true" style:font-name="Times New Roman" fo:font-size="12pt" fo:language="en" fo:country="GB" fo:font-style="normal" fo:font-weight="normal" officeooo:rsid="09bc8c4f" officeooo:paragraph-rsid="006bb646" fo:background-color="transparent" style:font-size-asian="12pt" style:font-style-asian="normal" style:font-weight-asian="normal" style:font-name-complex="Times New Roman" style:font-size-complex="12pt" style:font-style-complex="normal" style:font-weight-complex="normal"/>
    </style:style>
    <style:style style:name="P43" style:family="paragraph" style:parent-style-name="Standard">
      <style:paragraph-properties fo:line-height="100%"/>
      <style:text-properties style:use-window-font-color="true" style:font-name="Times New Roman" fo:font-size="12pt" fo:language="en" fo:country="GB" fo:font-style="italic" fo:font-weight="normal" officeooo:rsid="0044b988" officeooo:paragraph-rsid="004a317f" fo:background-color="transparent" style:font-size-asian="12pt" style:font-style-asian="italic" style:font-weight-asian="normal" style:font-name-complex="Times New Roman2" style:font-size-complex="12pt" style:font-style-complex="italic" style:font-weight-complex="normal"/>
    </style:style>
    <style:style style:name="P44" style:family="paragraph" style:parent-style-name="Standard">
      <style:paragraph-properties fo:line-height="100%"/>
      <style:text-properties style:use-window-font-color="true" style:font-name="Times New Roman" fo:font-size="12pt" fo:language="en" fo:country="GB" fo:font-style="italic" fo:font-weight="normal" officeooo:rsid="0767a70b" fo:background-color="transparent" style:font-size-asian="12pt" style:font-style-asian="italic" style:font-weight-asian="normal" style:font-name-complex="Times New Roman2" style:font-size-complex="12pt" style:font-style-complex="italic" style:font-weight-complex="normal"/>
    </style:style>
    <style:style style:name="P45" style:family="paragraph" style:parent-style-name="Standard">
      <style:text-properties style:use-window-font-color="true" style:font-name="Times New Roman" fo:font-size="12pt" fo:language="en" fo:country="GB" fo:font-weight="normal" officeooo:rsid="01b04ab7" officeooo:paragraph-rsid="00777018" fo:background-color="transparent" style:font-size-asian="12pt" style:font-weight-asian="normal" style:font-name-complex="Times New Roman" style:font-size-complex="12pt" style:font-weight-complex="normal"/>
    </style:style>
    <style:style style:name="P46" style:family="paragraph" style:parent-style-name="Standard">
      <style:text-properties style:use-window-font-color="true" style:font-name="Times New Roman" fo:language="en" fo:country="GB" style:text-underline-style="solid" style:text-underline-width="auto" style:text-underline-color="font-color" fo:font-weight="bold" officeooo:rsid="00036d9b" officeooo:paragraph-rsid="00777018" style:font-weight-asian="bold" style:font-name-complex="Times New Roman" style:font-weight-complex="bold"/>
    </style:style>
    <style:style style:name="P47" style:family="paragraph" style:parent-style-name="Standard">
      <style:text-properties style:use-window-font-color="true" style:font-name="Times New Roman" fo:language="en" fo:country="GB" fo:font-weight="normal" officeooo:rsid="00036d9b" officeooo:paragraph-rsid="00777018" style:font-weight-asian="normal" style:font-name-complex="Times New Roman" style:font-weight-complex="normal"/>
    </style:style>
    <style:style style:name="P48" style:family="paragraph" style:parent-style-name="Standard">
      <style:text-properties style:use-window-font-color="true" style:font-name="Times New Roman" fo:language="en" fo:country="GB" fo:font-weight="normal" officeooo:rsid="023104be" officeooo:paragraph-rsid="00777018" style:font-weight-asian="normal" style:font-name-complex="Times New Roman" style:font-weight-complex="normal"/>
    </style:style>
    <style:style style:name="P49" style:family="paragraph" style:parent-style-name="Standard">
      <style:paragraph-properties fo:line-height="100%"/>
      <style:text-properties style:font-name="Times New Roman" officeooo:paragraph-rsid="0063ab63" fo:background-color="transparent"/>
    </style:style>
    <style:style style:name="P50" style:family="paragraph" style:parent-style-name="Standard">
      <style:paragraph-properties fo:line-height="100%"/>
      <style:text-properties style:font-name="Times New Roman" fo:font-size="12pt" fo:font-weight="bold" officeooo:rsid="0122b112" officeooo:paragraph-rsid="00777018" fo:background-color="transparent" style:font-size-asian="12pt" style:font-weight-asian="bold" style:font-name-complex="Times New Roman" style:font-size-complex="12pt" style:font-weight-complex="bold"/>
    </style:style>
    <style:style style:name="P51" style:family="paragraph" style:parent-style-name="Standard">
      <style:paragraph-properties fo:line-height="100%"/>
    </style:style>
    <style:style style:name="P52" style:family="paragraph" style:parent-style-name="Standard">
      <style:paragraph-properties fo:line-height="100%"/>
      <style:text-properties officeooo:paragraph-rsid="005ac51d"/>
    </style:style>
    <style:style style:name="P53" style:family="paragraph" style:parent-style-name="Standard">
      <style:paragraph-properties fo:line-height="100%"/>
      <style:text-properties officeooo:paragraph-rsid="005c65ce"/>
    </style:style>
    <style:style style:name="P54" style:family="paragraph" style:parent-style-name="Standard">
      <style:paragraph-properties fo:line-height="100%"/>
      <style:text-properties officeooo:paragraph-rsid="004a317f"/>
    </style:style>
    <style:style style:name="P55" style:family="paragraph" style:parent-style-name="Standard">
      <style:paragraph-properties fo:line-height="100%"/>
      <style:text-properties officeooo:paragraph-rsid="0019e71d"/>
    </style:style>
    <style:style style:name="P56" style:family="paragraph" style:parent-style-name="Standard">
      <style:paragraph-properties fo:line-height="100%" fo:text-align="start" style:justify-single-word="false"/>
      <style:text-properties officeooo:paragraph-rsid="00593d31" fo:background-color="transparent"/>
    </style:style>
    <style:style style:name="P57" style:family="paragraph" style:parent-style-name="Standard">
      <style:paragraph-properties fo:line-height="100%"/>
      <style:text-properties fo:font-style="italic" officeooo:paragraph-rsid="0019e71d" style:font-style-asian="italic" style:font-style-complex="italic"/>
    </style:style>
    <style:style style:name="P5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00a0b95" officeooo:paragraph-rsid="00777018" fo:background-color="#ffffff" style:font-size-asian="12pt" style:font-style-asian="normal" style:font-weight-asian="normal" style:font-name-complex="Times New Roman2" style:font-size-complex="12pt" style:font-style-complex="normal" style:font-weight-complex="normal"/>
    </style:style>
    <style:style style:name="P59" style:family="paragraph" style:parent-style-name="Standard">
      <style:paragraph-properties fo:line-height="100%"/>
      <style:text-properties officeooo:paragraph-rsid="005ac51d"/>
    </style:style>
    <style:style style:name="P60" style:family="paragraph" style:parent-style-name="Standard">
      <style:paragraph-properties fo:line-height="200%"/>
      <style:text-properties officeooo:paragraph-rsid="00794f27"/>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aad0a5" fo:background-color="#ffffff" loext:char-shading-value="0"/>
    </style:style>
    <style:style style:name="T2" style:family="text">
      <style:text-properties officeooo:rsid="000a0b95" fo:background-color="#ffffff" loext:char-shading-value="0" style:font-name-complex="Times New Roman2"/>
    </style:style>
    <style:style style:name="T3" style:family="text">
      <style:text-properties officeooo:rsid="02c7a578" fo:background-color="#ffffff" loext:char-shading-value="0" style:font-name-complex="Times New Roman2"/>
    </style:style>
    <style:style style:name="T4" style:family="text">
      <style:text-properties officeooo:rsid="011fb7b1" fo:background-color="#ffffff" loext:char-shading-value="0"/>
    </style:style>
    <style:style style:name="T5" style:family="text">
      <style:text-properties officeooo:rsid="013ad577" fo:background-color="#ffffff" loext:char-shading-value="0"/>
    </style:style>
    <style:style style:name="T6" style:family="text">
      <style:text-properties officeooo:rsid="01097081" fo:background-color="#ffffff" loext:char-shading-value="0"/>
    </style:style>
    <style:style style:name="T7" style:family="text">
      <style:text-properties officeooo:rsid="000a0b95" fo:background-color="#ffffff" loext:char-shading-value="0"/>
    </style:style>
    <style:style style:name="T8" style:family="text">
      <style:text-properties fo:font-style="normal" officeooo:rsid="01530b22" fo:background-color="#ffffff" loext:char-shading-value="0" style:font-style-asian="normal" style:font-style-complex="normal"/>
    </style:style>
    <style:style style:name="T9" style:family="text">
      <style:text-properties fo:font-style="normal" officeooo:rsid="01aad0a5" fo:background-color="#ffffff" loext:char-shading-value="0" style:font-style-asian="normal" style:font-style-complex="normal"/>
    </style:style>
    <style:style style:name="T10" style:family="text">
      <style:text-properties fo:font-style="normal" officeooo:rsid="01530b22" style:font-style-asian="normal" style:font-style-complex="normal"/>
    </style:style>
    <style:style style:name="T11" style:family="text">
      <style:text-properties fo:font-style="normal" officeooo:rsid="016ab60f" style:font-style-asian="normal" style:font-style-complex="normal"/>
    </style:style>
    <style:style style:name="T12" style:family="text">
      <style:text-properties fo:font-style="normal" officeooo:rsid="010e9cd6" style:font-style-asian="normal" style:font-style-complex="normal"/>
    </style:style>
    <style:style style:name="T13" style:family="text">
      <style:text-properties fo:font-style="normal" officeooo:rsid="0154a41e" style:font-style-asian="normal" style:font-style-complex="normal"/>
    </style:style>
    <style:style style:name="T14" style:family="text">
      <style:text-properties fo:font-style="normal" officeooo:rsid="0231633a" style:font-style-asian="normal" style:font-style-complex="normal"/>
    </style:style>
    <style:style style:name="T15" style:family="text">
      <style:text-properties fo:font-style="normal" fo:font-weight="bold" officeooo:rsid="010e9cd6" style:font-style-asian="normal" style:font-weight-asian="bold" style:font-style-complex="normal" style:font-weight-complex="bold"/>
    </style:style>
    <style:style style:name="T16" style:family="text">
      <style:text-properties fo:font-variant="normal" fo:text-transform="none" style:text-position="0% 100%" fo:font-style="normal" style:text-underline-style="none" officeooo:rsid="010e9cd6" style:font-style-asian="normal" style:font-style-complex="normal"/>
    </style:style>
    <style:style style:name="T17" style:family="text">
      <style:text-properties fo:font-variant="normal" fo:text-transform="none" style:text-position="0% 100%" fo:font-style="normal" style:text-underline-style="none" officeooo:rsid="0226074a" style:font-style-asian="normal" style:font-style-complex="normal"/>
    </style:style>
    <style:style style:name="T18" style:family="text">
      <style:text-properties fo:font-variant="normal" fo:text-transform="none" style:text-position="0% 100%" fo:font-style="normal" style:text-underline-style="none" officeooo:rsid="01038f15" style:font-style-asian="normal" style:font-style-complex="normal"/>
    </style:style>
    <style:style style:name="T19" style:family="text">
      <style:text-properties fo:font-variant="normal" fo:text-transform="none" style:text-position="0% 100%" fo:font-style="normal" style:text-underline-style="none" officeooo:rsid="02aebad7" style:font-style-asian="normal" style:font-style-complex="normal"/>
    </style:style>
    <style:style style:name="T20" style:family="text">
      <style:text-properties fo:font-variant="normal" fo:text-transform="none" style:text-position="0% 100%" fo:font-style="normal" style:text-underline-style="none" officeooo:rsid="02401e02" style:font-style-asian="normal" style:font-style-complex="normal"/>
    </style:style>
    <style:style style:name="T21" style:family="text">
      <style:text-properties fo:font-variant="normal" fo:text-transform="none" style:text-position="0% 100%" fo:font-style="normal" style:text-underline-style="none" officeooo:rsid="0162944a" style:font-style-asian="normal" style:font-style-complex="normal"/>
    </style:style>
    <style:style style:name="T22" style:family="text">
      <style:text-properties fo:font-variant="normal" fo:text-transform="none" style:text-position="0% 100%" fo:font-style="normal" style:text-underline-style="none" officeooo:rsid="0225dc21" style:font-style-asian="normal" style:font-style-complex="normal"/>
    </style:style>
    <style:style style:name="T23" style:family="text">
      <style:text-properties fo:font-variant="normal" fo:text-transform="none" style:text-position="0% 100%" fo:font-style="normal" style:text-underline-style="none" officeooo:rsid="017f75ff" style:font-style-asian="normal" style:font-style-complex="normal"/>
    </style:style>
    <style:style style:name="T24" style:family="text">
      <style:text-properties fo:font-variant="normal" fo:text-transform="none" style:text-position="0% 100%" fo:font-style="normal" style:text-underline-style="none" officeooo:rsid="02576056" style:font-style-asian="normal" style:font-style-complex="normal"/>
    </style:style>
    <style:style style:name="T25" style:family="text">
      <style:text-properties fo:font-variant="normal" fo:text-transform="none" style:text-position="0% 100%" fo:font-style="normal" style:text-underline-style="none" officeooo:rsid="0269ee27" style:font-style-asian="normal" style:font-style-complex="normal"/>
    </style:style>
    <style:style style:name="T26" style:family="text">
      <style:text-properties fo:font-variant="normal" fo:text-transform="none" style:text-position="0% 100%" fo:font-style="normal" style:text-underline-style="none" officeooo:rsid="0225b0d8" style:font-style-asian="normal" style:font-style-complex="normal"/>
    </style:style>
    <style:style style:name="T27" style:family="text">
      <style:text-properties fo:font-variant="normal" fo:text-transform="none" style:text-position="0% 100%" fo:font-style="normal" style:text-underline-style="none" officeooo:rsid="017c1c12" style:font-style-asian="normal" style:font-style-complex="normal"/>
    </style:style>
    <style:style style:name="T28" style:family="text">
      <style:text-properties fo:font-variant="normal" fo:text-transform="none" style:text-position="0% 100%" fo:font-style="normal" style:text-underline-style="none" officeooo:rsid="017caddc" style:font-style-asian="normal" style:font-style-complex="normal"/>
    </style:style>
    <style:style style:name="T29" style:family="text">
      <style:text-properties fo:font-variant="normal" fo:text-transform="none" style:text-position="0% 100%" fo:font-style="normal" style:text-underline-style="none" officeooo:rsid="010e9cd6" fo:background-color="#ffff00" loext:char-shading-value="0" style:font-style-asian="normal" style:font-style-complex="normal"/>
    </style:style>
    <style:style style:name="T30" style:family="text">
      <style:text-properties fo:font-variant="normal" fo:text-transform="none" style:text-position="0% 100%" fo:font-style="italic" style:text-underline-style="none" fo:font-weight="bold" officeooo:rsid="010e9cd6" style:font-style-asian="italic" style:font-weight-asian="bold" style:font-style-complex="italic" style:font-weight-complex="bold"/>
    </style:style>
    <style:style style:name="T31" style:family="text">
      <style:text-properties fo:font-variant="normal" fo:text-transform="none" style:text-position="0% 100%" style:text-underline-style="none"/>
    </style:style>
    <style:style style:name="T32" style:family="text">
      <style:text-properties fo:font-variant="normal" fo:text-transform="none" style:text-position="0% 100%" style:text-underline-style="none" officeooo:rsid="013ad577" fo:background-color="#ffffff" loext:char-shading-value="0"/>
    </style:style>
    <style:style style:name="T33" style:family="text">
      <style:text-properties fo:font-variant="normal" fo:text-transform="none" style:text-position="0% 100%" style:text-underline-style="none" officeooo:rsid="018a2bb1" fo:background-color="#ffffff" loext:char-shading-value="0"/>
    </style:style>
    <style:style style:name="T34" style:family="text">
      <style:text-properties fo:font-variant="normal" fo:text-transform="none" style:text-position="0% 100%" style:text-underline-style="none" officeooo:rsid="013e7b63"/>
    </style:style>
    <style:style style:name="T35" style:family="text">
      <style:text-properties fo:font-variant="normal" fo:text-transform="none" style:text-position="0% 100%" style:text-underline-style="none" officeooo:rsid="017f75ff"/>
    </style:style>
    <style:style style:name="T36" style:family="text">
      <style:text-properties fo:font-variant="normal" fo:text-transform="none" style:text-position="0% 100%" style:text-underline-style="none" officeooo:rsid="017c1c12"/>
    </style:style>
    <style:style style:name="T37" style:family="text">
      <style:text-properties officeooo:rsid="044a05dd"/>
    </style:style>
    <style:style style:name="T38" style:family="text">
      <style:text-properties officeooo:rsid="009ef0b6"/>
    </style:style>
    <style:style style:name="T39" style:family="text">
      <style:text-properties fo:font-weight="bold" officeooo:rsid="009f0b03" style:font-weight-asian="bold" style:font-weight-complex="bold"/>
    </style:style>
    <style:style style:name="T40" style:family="text">
      <style:text-properties fo:font-weight="bold" officeooo:rsid="010e9cd6" style:font-weight-asian="bold" style:font-weight-complex="bold"/>
    </style:style>
    <style:style style:name="T41" style:family="text">
      <style:text-properties fo:font-weight="bold" officeooo:rsid="0157eac2" style:font-weight-asian="bold" style:font-weight-complex="bold"/>
    </style:style>
    <style:style style:name="T42" style:family="text">
      <style:text-properties fo:font-weight="bold" officeooo:rsid="013e7b63" style:font-weight-asian="bold" style:font-weight-complex="bold"/>
    </style:style>
    <style:style style:name="T43" style:family="text">
      <style:text-properties fo:font-weight="bold" officeooo:rsid="014aa9c8" style:font-weight-asian="bold" style:font-weight-complex="bold"/>
    </style:style>
    <style:style style:name="T44" style:family="text">
      <style:text-properties fo:font-weight="bold" officeooo:rsid="0122b112" style:font-weight-asian="bold" style:font-weight-complex="bold"/>
    </style:style>
    <style:style style:name="T45" style:family="text">
      <style:text-properties fo:font-weight="bold" officeooo:rsid="01aad0a5" fo:background-color="#ffffff" loext:char-shading-value="0" style:font-weight-asian="bold" style:font-weight-complex="bold"/>
    </style:style>
    <style:style style:name="T46" style:family="text">
      <style:text-properties fo:font-weight="bold" officeooo:rsid="01579361" fo:background-color="#ffffff" loext:char-shading-value="0" style:font-weight-asian="bold" style:font-weight-complex="bold"/>
    </style:style>
    <style:style style:name="T47" style:family="text">
      <style:text-properties style:font-name="Times New Roman1" officeooo:rsid="032f4fca" fo:background-color="transparent" loext:char-shading-value="0" style:font-name-complex="Times New Roman2"/>
    </style:style>
    <style:style style:name="T48" style:family="text">
      <style:text-properties style:font-name="Times New Roman1" officeooo:rsid="037215c1" fo:background-color="transparent" loext:char-shading-value="0" style:font-name-complex="Times New Roman2"/>
    </style:style>
    <style:style style:name="T49" style:family="text">
      <style:text-properties style:font-name="Times New Roman1" officeooo:rsid="02c0820f" fo:background-color="transparent" loext:char-shading-value="0" style:font-name-complex="Times New Roman2"/>
    </style:style>
    <style:style style:name="T50" style:family="text">
      <style:text-properties style:font-name="Times New Roman1" officeooo:rsid="02d97618" fo:background-color="transparent" loext:char-shading-value="0" style:font-name-complex="Times New Roman2"/>
    </style:style>
    <style:style style:name="T51" style:family="text">
      <style:text-properties style:font-name="Times New Roman1" officeooo:rsid="0383b46f" fo:background-color="transparent" loext:char-shading-value="0" style:font-name-complex="Times New Roman2"/>
    </style:style>
    <style:style style:name="T52" style:family="text">
      <style:text-properties style:font-name="Times New Roman1" officeooo:rsid="0293e7b4" style:font-name-complex="Times New Roman2"/>
    </style:style>
    <style:style style:name="T53" style:family="text">
      <style:text-properties style:font-name="Times New Roman1" officeooo:rsid="026462c2" style:font-name-complex="Times New Roman2"/>
    </style:style>
    <style:style style:name="T54" style:family="text">
      <style:text-properties style:font-name="Times New Roman1" officeooo:rsid="02a37cfb" style:font-name-complex="Times New Roman2"/>
    </style:style>
    <style:style style:name="T55" style:family="text">
      <style:text-properties style:font-name="Times New Roman1" officeooo:rsid="0111dc15" style:font-name-complex="Times New Roman2"/>
    </style:style>
    <style:style style:name="T56" style:family="text">
      <style:text-properties style:font-name="Times New Roman1" officeooo:rsid="023f0dc0" style:font-name-complex="Times New Roman2"/>
    </style:style>
    <style:style style:name="T57" style:family="text">
      <style:text-properties style:font-name="Times New Roman1" officeooo:rsid="023f3fe0" style:font-name-complex="Times New Roman2"/>
    </style:style>
    <style:style style:name="T58" style:family="text">
      <style:text-properties officeooo:rsid="02c0820f" fo:background-color="transparent" loext:char-shading-value="0" style:font-name-complex="Times New Roman2"/>
    </style:style>
    <style:style style:name="T59" style:family="text">
      <style:text-properties officeooo:rsid="02f2891f" fo:background-color="transparent" loext:char-shading-value="0" style:font-name-complex="Times New Roman2"/>
    </style:style>
    <style:style style:name="T60" style:family="text">
      <style:text-properties officeooo:rsid="037215c1" fo:background-color="transparent" loext:char-shading-value="0" style:font-name-complex="Times New Roman2"/>
    </style:style>
    <style:style style:name="T61" style:family="text">
      <style:text-properties officeooo:rsid="03681115" fo:background-color="transparent" loext:char-shading-value="0" style:font-name-complex="Times New Roman2"/>
    </style:style>
    <style:style style:name="T62" style:family="text">
      <style:text-properties officeooo:rsid="02f45725" fo:background-color="transparent" loext:char-shading-value="0"/>
    </style:style>
    <style:style style:name="T63" style:family="text">
      <style:text-properties officeooo:rsid="03768dde" fo:background-color="transparent" loext:char-shading-value="0"/>
    </style:style>
    <style:style style:name="T64" style:family="text">
      <style:text-properties officeooo:rsid="010fe43d" fo:background-color="transparent" loext:char-shading-value="0"/>
    </style:style>
    <style:style style:name="T65" style:family="text">
      <style:text-properties officeooo:rsid="01b3de54" fo:background-color="transparent" loext:char-shading-value="0"/>
    </style:style>
    <style:style style:name="T66" style:family="text">
      <style:text-properties officeooo:rsid="02f53ce5" fo:background-color="transparent" loext:char-shading-value="0"/>
    </style:style>
    <style:style style:name="T67" style:family="text">
      <style:text-properties officeooo:rsid="03306c99" fo:background-color="transparent" loext:char-shading-value="0"/>
    </style:style>
    <style:style style:name="T68" style:family="text">
      <style:text-properties officeooo:rsid="010e9cd6" fo:background-color="transparent" loext:char-shading-value="0"/>
    </style:style>
    <style:style style:name="T69" style:family="text">
      <style:text-properties officeooo:rsid="0275f7f6" fo:background-color="transparent" loext:char-shading-value="0"/>
    </style:style>
    <style:style style:name="T70" style:family="text">
      <style:text-properties officeooo:rsid="01be45f3" fo:background-color="transparent" loext:char-shading-value="0"/>
    </style:style>
    <style:style style:name="T71" style:family="text">
      <style:text-properties officeooo:rsid="02c15ec2" fo:background-color="transparent" loext:char-shading-value="0"/>
    </style:style>
    <style:style style:name="T72" style:family="text">
      <style:text-properties officeooo:rsid="0243462b" fo:background-color="transparent" loext:char-shading-value="0"/>
    </style:style>
    <style:style style:name="T73" style:family="text">
      <style:text-properties officeooo:rsid="02f5bb25" fo:background-color="transparent" loext:char-shading-value="0"/>
    </style:style>
    <style:style style:name="T74" style:family="text">
      <style:text-properties officeooo:rsid="02c2d8db" fo:background-color="transparent" loext:char-shading-value="0"/>
    </style:style>
    <style:style style:name="T75" style:family="text">
      <style:text-properties officeooo:rsid="0331f4ea" fo:background-color="transparent" loext:char-shading-value="0"/>
    </style:style>
    <style:style style:name="T76" style:family="text">
      <style:text-properties style:use-window-font-color="true" fo:language="en" fo:country="GB" fo:font-style="normal" fo:font-weight="bold" officeooo:rsid="019b2019" fo:background-color="#ffffff" loext:char-shading-value="0" style:font-style-asian="normal" style:font-weight-asian="bold" style:font-style-complex="normal" style:font-weight-complex="bold"/>
    </style:style>
    <style:style style:name="T77" style:family="text">
      <style:text-properties style:use-window-font-color="true" fo:language="en" fo:country="GB" fo:font-style="normal" fo:font-weight="bold" officeooo:rsid="0767a70b" style:font-style-asian="normal" style:font-weight-asian="bold" style:font-name-complex="Times New Roman2" style:font-style-complex="normal" style:font-weight-complex="bold"/>
    </style:style>
    <style:style style:name="T78" style:family="text">
      <style:text-properties style:use-window-font-color="true" fo:language="en" fo:country="GB" fo:font-style="normal" officeooo:rsid="019b2019" fo:background-color="#ffffff" loext:char-shading-value="0" style:font-style-asian="normal" style:font-style-complex="normal"/>
    </style:style>
    <style:style style:name="T79" style:family="text">
      <style:text-properties style:use-window-font-color="true" fo:language="en" fo:country="GB" fo:font-style="normal" officeooo:rsid="0767a70b" style:font-style-asian="normal" style:font-name-complex="Times New Roman2" style:font-style-complex="normal"/>
    </style:style>
    <style:style style:name="T80" style:family="text">
      <style:text-properties style:use-window-font-color="true" style:font-name="Times New Roman1" fo:language="en" fo:country="GB" fo:font-style="normal" officeooo:rsid="06b36e2e" fo:background-color="#ffffff" loext:char-shading-value="0" style:font-style-asian="normal" style:font-style-complex="normal"/>
    </style:style>
    <style:style style:name="T81" style:family="text">
      <style:text-properties style:use-window-font-color="true" style:font-name="Times New Roman1" fo:language="en" fo:country="GB" fo:font-style="normal" officeooo:rsid="031dd3c3" fo:background-color="#ffffff" loext:char-shading-value="0" style:font-style-asian="normal" style:font-style-complex="normal"/>
    </style:style>
    <style:style style:name="T82" style:family="text">
      <style:text-properties style:use-window-font-color="true" style:font-name="Times New Roman1" fo:language="en" fo:country="GB" fo:font-style="normal" officeooo:rsid="010fe43d" fo:background-color="#ffffff" loext:char-shading-value="0" style:font-style-asian="normal" style:font-style-complex="normal"/>
    </style:style>
    <style:style style:name="T83" style:family="text">
      <style:text-properties style:use-window-font-color="true" style:font-name="Times New Roman1" fo:language="en" fo:country="GB" fo:font-style="normal" officeooo:rsid="0269ee27" fo:background-color="#ffffff" loext:char-shading-value="0" style:font-style-asian="normal" style:font-style-complex="normal"/>
    </style:style>
    <style:style style:name="T84" style:family="text">
      <style:text-properties style:use-window-font-color="true" style:font-name="Times New Roman1" fo:language="en" fo:country="GB" fo:font-style="normal" officeooo:rsid="01890611" fo:background-color="#ffffff" loext:char-shading-value="0" style:font-style-asian="normal" style:font-style-complex="normal"/>
    </style:style>
    <style:style style:name="T85" style:family="text">
      <style:text-properties style:use-window-font-color="true" style:font-name="Times New Roman1" fo:language="en" fo:country="GB" fo:font-style="normal" officeooo:rsid="0323784b" fo:background-color="#ffffff" loext:char-shading-value="0" style:font-style-asian="normal" style:font-style-complex="normal"/>
    </style:style>
    <style:style style:name="T86" style:family="text">
      <style:text-properties style:use-window-font-color="true" style:font-name="Times New Roman1" fo:language="en" fo:country="GB" fo:font-style="normal" officeooo:rsid="0212cc29" fo:background-color="#ffffff" loext:char-shading-value="0" style:font-style-asian="normal" style:font-style-complex="normal"/>
    </style:style>
    <style:style style:name="T87" style:family="text">
      <style:text-properties style:use-window-font-color="true" style:font-name="Times New Roman1" fo:language="en" fo:country="GB" fo:font-style="normal" officeooo:rsid="031c509c" fo:background-color="#ffffff" loext:char-shading-value="0" style:font-style-asian="normal" style:font-style-complex="normal"/>
    </style:style>
    <style:style style:name="T88" style:family="text">
      <style:text-properties style:use-window-font-color="true" style:font-name="Times New Roman1" fo:language="en" fo:country="GB" fo:font-style="normal" officeooo:rsid="026ef706" fo:background-color="#ffffff" loext:char-shading-value="0" style:font-style-asian="normal" style:font-style-complex="normal"/>
    </style:style>
    <style:style style:name="T89" style:family="text">
      <style:text-properties style:use-window-font-color="true" style:font-name="Times New Roman1" fo:language="en" fo:country="GB" fo:font-style="normal" officeooo:rsid="0111dc15" fo:background-color="#ffffff" loext:char-shading-value="0" style:font-style-asian="normal" style:font-style-complex="normal"/>
    </style:style>
    <style:style style:name="T90" style:family="text">
      <style:text-properties style:use-window-font-color="true" style:font-name="Times New Roman" fo:font-size="12pt" fo:language="en" fo:country="GB" fo:font-style="normal" fo:font-weight="normal" officeooo:rsid="0767a70b"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91" style:family="text">
      <style:text-properties style:use-window-font-color="true" style:font-name="Times New Roman" fo:font-size="12pt" fo:language="en" fo:country="GB" fo:font-style="normal" fo:font-weight="normal" officeooo:rsid="0044b98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92" style:family="text">
      <style:text-properties style:use-window-font-color="true" style:font-name="Times New Roman" fo:font-size="12pt" fo:language="en" fo:country="GB" fo:font-style="normal" fo:font-weight="normal" officeooo:rsid="006675c3"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93" style:family="text">
      <style:text-properties style:use-window-font-color="true" style:font-name="Times New Roman" fo:font-size="12pt" fo:language="en" fo:country="GB" fo:font-style="normal" fo:font-weight="normal" officeooo:rsid="046343e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4" style:family="text">
      <style:text-properties style:use-window-font-color="true" style:font-name="Times New Roman" fo:font-size="12pt" fo:language="en" fo:country="GB" fo:font-style="normal" fo:font-weight="normal" officeooo:rsid="0993622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5" style:family="text">
      <style:text-properties style:use-window-font-color="true" style:font-name="Times New Roman" fo:font-size="12pt" fo:language="en" fo:country="GB" fo:font-style="normal" fo:font-weight="normal" officeooo:rsid="09af32e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6" style:family="text">
      <style:text-properties style:use-window-font-color="true" style:font-name="Times New Roman" fo:font-size="12pt" fo:language="en" fo:country="GB" fo:font-style="normal" fo:font-weight="normal" officeooo:rsid="0600d84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7" style:family="text">
      <style:text-properties style:use-window-font-color="true" style:font-name="Times New Roman" fo:font-size="12pt" fo:language="en" fo:country="GB" fo:font-style="normal" fo:font-weight="normal" officeooo:rsid="087af7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8" style:family="text">
      <style:text-properties style:use-window-font-color="true" style:font-name="Times New Roman" fo:font-size="12pt" fo:language="en" fo:country="GB" fo:font-style="normal" fo:font-weight="normal" officeooo:rsid="009b289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9" style:family="text">
      <style:text-properties style:use-window-font-color="true" style:font-name="Times New Roman" fo:font-size="12pt" fo:language="en" fo:country="GB" fo:font-style="normal" fo:font-weight="normal" officeooo:rsid="00a4b3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0" style:family="text">
      <style:text-properties style:use-window-font-color="true" style:font-name="Times New Roman" fo:font-size="12pt" fo:language="en" fo:country="GB" fo:font-style="normal" fo:font-weight="normal" officeooo:rsid="00a323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1" style:family="text">
      <style:text-properties style:use-window-font-color="true" style:font-name="Times New Roman" fo:font-size="12pt" fo:language="en" fo:country="GB" fo:font-style="normal" fo:font-weight="normal" officeooo:rsid="00154ae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2" style:family="text">
      <style:text-properties style:use-window-font-color="true" style:font-name="Times New Roman" fo:font-size="12pt" fo:language="en" fo:country="GB" fo:font-style="normal" fo:font-weight="normal" officeooo:rsid="019b201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3" style:family="text">
      <style:text-properties style:use-window-font-color="true" style:font-name="Times New Roman" fo:font-size="12pt" fo:language="en" fo:country="GB" fo:font-style="normal" fo:font-weight="normal" officeooo:rsid="04417c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4" style:family="text">
      <style:text-properties style:use-window-font-color="true" style:font-name="Times New Roman" fo:font-size="12pt" fo:language="en" fo:country="GB" fo:font-style="normal" fo:font-weight="normal" officeooo:rsid="041e78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5" style:family="text">
      <style:text-properties style:use-window-font-color="true" style:font-name="Times New Roman" fo:font-size="12pt" fo:language="en" fo:country="GB" fo:font-style="normal" fo:font-weight="normal" officeooo:rsid="06d956d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6" style:family="text">
      <style:text-properties style:use-window-font-color="true" style:font-name="Times New Roman" fo:font-size="12pt" fo:language="en" fo:country="GB" fo:font-style="normal" fo:font-weight="normal" officeooo:rsid="0b51d62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7" style:family="text">
      <style:text-properties style:use-window-font-color="true" style:font-name="Times New Roman" fo:font-size="12pt" fo:language="en" fo:country="GB" fo:font-style="normal" fo:font-weight="normal" officeooo:rsid="055c15b4" style:font-size-asian="12pt" style:font-style-asian="normal" style:font-weight-asian="normal" style:font-name-complex="Times New Roman" style:font-size-complex="12pt" style:font-style-complex="normal" style:font-weight-complex="normal"/>
    </style:style>
    <style:style style:name="T108" style:family="text">
      <style:text-properties style:use-window-font-color="true" style:font-name="Times New Roman" fo:font-size="12pt" fo:language="en" fo:country="GB" fo:font-style="normal" fo:font-weight="normal" officeooo:rsid="055de630" style:font-size-asian="12pt" style:font-style-asian="normal" style:font-weight-asian="normal" style:font-name-complex="Times New Roman" style:font-size-complex="12pt" style:font-style-complex="normal" style:font-weight-complex="normal"/>
    </style:style>
    <style:style style:name="T109" style:family="text">
      <style:text-properties style:use-window-font-color="true" style:font-name="Times New Roman" fo:font-size="12pt" fo:language="en" fo:country="GB" fo:font-style="normal" fo:font-weight="normal" officeooo:rsid="06e3d637" style:font-size-asian="12pt" style:font-style-asian="normal" style:font-weight-asian="normal" style:font-name-complex="Times New Roman" style:font-size-complex="12pt" style:font-style-complex="normal" style:font-weight-complex="normal"/>
    </style:style>
    <style:style style:name="T110" style:family="text">
      <style:text-properties style:use-window-font-color="true" style:font-name="Times New Roman" fo:font-size="12pt" fo:language="en" fo:country="GB" fo:font-style="normal" fo:font-weight="normal" officeooo:rsid="06e6abb2" style:font-size-asian="12pt" style:font-style-asian="normal" style:font-weight-asian="normal" style:font-name-complex="Times New Roman" style:font-size-complex="12pt" style:font-style-complex="normal" style:font-weight-complex="normal"/>
    </style:style>
    <style:style style:name="T111" style:family="text">
      <style:text-properties style:use-window-font-color="true" style:font-name="Times New Roman" fo:font-size="12pt" fo:language="en" fo:country="GB" fo:font-style="normal" fo:font-weight="normal" officeooo:rsid="04cb9bc5" fo:background-color="#fff200" loext:char-shading-value="0" style:font-size-asian="12pt" style:font-style-asian="normal" style:font-weight-asian="normal" style:font-name-complex="Times New Roman" style:font-size-complex="12pt" style:font-style-complex="normal" style:font-weight-complex="normal"/>
    </style:style>
    <style:style style:name="T112" style:family="text">
      <style:text-properties style:use-window-font-color="true" style:font-name="Times New Roman" fo:font-size="12pt" fo:language="en" fo:country="GB" fo:font-style="normal" fo:font-weight="normal" officeooo:rsid="04cca6e3" fo:background-color="#fff200" loext:char-shading-value="0" style:font-size-asian="12pt" style:font-style-asian="normal" style:font-weight-asian="normal" style:font-name-complex="Times New Roman" style:font-size-complex="12pt" style:font-style-complex="normal" style:font-weight-complex="normal"/>
    </style:style>
    <style:style style:name="T113" style:family="text">
      <style:text-properties style:use-window-font-color="true" style:font-name="Times New Roman" fo:font-size="12pt" fo:language="en" fo:country="GB" fo:font-style="normal" fo:font-weight="normal" officeooo:rsid="0a4fda96" fo:background-color="#fff200" loext:char-shading-value="0" style:font-size-asian="12pt" style:font-style-asian="normal" style:font-weight-asian="normal" style:font-name-complex="Times New Roman" style:font-size-complex="12pt" style:font-style-complex="normal" style:font-weight-complex="normal"/>
    </style:style>
    <style:style style:name="T114" style:family="text">
      <style:text-properties style:use-window-font-color="true" style:font-name="Times New Roman" fo:font-size="12pt" fo:language="en" fo:country="GB" fo:font-style="normal" fo:font-weight="normal" officeooo:rsid="04a2c8cd" fo:background-color="#fff200" loext:char-shading-value="0" style:font-size-asian="12pt" style:font-style-asian="normal" style:font-weight-asian="normal" style:font-name-complex="Times New Roman" style:font-size-complex="12pt" style:font-style-complex="normal" style:font-weight-complex="normal"/>
    </style:style>
    <style:style style:name="T115" style:family="text">
      <style:text-properties style:use-window-font-color="true" style:font-name="Times New Roman" fo:font-size="12pt" fo:language="en" fo:country="GB" fo:font-style="normal" fo:font-weight="normal" officeooo:rsid="04990feb" fo:background-color="#fff200" loext:char-shading-value="0" style:font-size-asian="12pt" style:font-style-asian="normal" style:font-weight-asian="normal" style:font-name-complex="Times New Roman" style:font-size-complex="12pt" style:font-style-complex="normal" style:font-weight-complex="normal"/>
    </style:style>
    <style:style style:name="T116" style:family="text">
      <style:text-properties style:use-window-font-color="true" style:font-name="Times New Roman" fo:font-size="12pt" fo:language="en" fo:country="GB" fo:font-style="normal" fo:font-weight="normal" officeooo:rsid="04a00afa" fo:background-color="#fff200" loext:char-shading-value="0" style:font-size-asian="12pt" style:font-style-asian="normal" style:font-weight-asian="normal" style:font-name-complex="Times New Roman" style:font-size-complex="12pt" style:font-style-complex="normal" style:font-weight-complex="normal"/>
    </style:style>
    <style:style style:name="T117" style:family="text">
      <style:text-properties style:use-window-font-color="true" style:font-name="Times New Roman" fo:font-size="12pt" fo:language="en" fo:country="GB" fo:font-style="normal" fo:font-weight="normal" officeooo:rsid="097437e8" fo:background-color="#fff200" loext:char-shading-value="0" style:font-size-asian="12pt" style:font-style-asian="normal" style:font-weight-asian="normal" style:font-name-complex="Times New Roman" style:font-size-complex="12pt" style:font-style-complex="normal" style:font-weight-complex="normal"/>
    </style:style>
    <style:style style:name="T118" style:family="text">
      <style:text-properties style:use-window-font-color="true" style:font-name="Times New Roman" fo:font-size="12pt" fo:language="en" fo:country="GB" fo:font-style="normal" fo:font-weight="normal" officeooo:rsid="0ab4719f" fo:background-color="#fff200" loext:char-shading-value="0" style:font-size-asian="12pt" style:font-style-asian="normal" style:font-weight-asian="normal" style:font-name-complex="Times New Roman" style:font-size-complex="12pt" style:font-style-complex="normal" style:font-weight-complex="normal"/>
    </style:style>
    <style:style style:name="T119" style:family="text">
      <style:text-properties style:use-window-font-color="true" style:font-name="Times New Roman" fo:font-size="12pt" fo:language="en" fo:country="GB" fo:font-style="normal" fo:font-weight="normal" officeooo:rsid="0b26326f" fo:background-color="#fff200" loext:char-shading-value="0" style:font-size-asian="12pt" style:font-style-asian="normal" style:font-weight-asian="normal" style:font-name-complex="Times New Roman" style:font-size-complex="12pt" style:font-style-complex="normal" style:font-weight-complex="normal"/>
    </style:style>
    <style:style style:name="T120" style:family="text">
      <style:text-properties style:use-window-font-color="true" style:font-name="Times New Roman" fo:font-size="12pt" fo:language="en" fo:country="GB" fo:font-style="normal" fo:font-weight="normal" officeooo:rsid="04aad81c" fo:background-color="#fff200" loext:char-shading-value="0" style:font-size-asian="12pt" style:font-style-asian="normal" style:font-weight-asian="normal" style:font-name-complex="Times New Roman" style:font-size-complex="12pt" style:font-style-complex="normal" style:font-weight-complex="normal"/>
    </style:style>
    <style:style style:name="T121" style:family="text">
      <style:text-properties style:use-window-font-color="true" style:font-name="Times New Roman" fo:font-size="12pt" fo:language="en" fo:country="GB" fo:font-style="normal" fo:font-weight="normal" officeooo:rsid="097560f3" fo:background-color="#fff200" loext:char-shading-value="0" style:font-size-asian="12pt" style:font-style-asian="normal" style:font-weight-asian="normal" style:font-name-complex="Times New Roman" style:font-size-complex="12pt" style:font-style-complex="normal" style:font-weight-complex="normal"/>
    </style:style>
    <style:style style:name="T122" style:family="text">
      <style:text-properties style:use-window-font-color="true" style:font-name="Times New Roman" fo:font-size="12pt" fo:language="en" fo:country="GB" fo:font-style="normal" fo:font-weight="normal" officeooo:rsid="0976b52d" fo:background-color="#fff200" loext:char-shading-value="0" style:font-size-asian="12pt" style:font-style-asian="normal" style:font-weight-asian="normal" style:font-name-complex="Times New Roman" style:font-size-complex="12pt" style:font-style-complex="normal" style:font-weight-complex="normal"/>
    </style:style>
    <style:style style:name="T123" style:family="text">
      <style:text-properties style:use-window-font-color="true" style:font-name="Times New Roman" fo:font-size="12pt" fo:language="en" fo:country="GB" fo:font-style="normal" fo:font-weight="normal" officeooo:rsid="0abb38c0" fo:background-color="#fff200" loext:char-shading-value="0" style:font-size-asian="12pt" style:font-style-asian="normal" style:font-weight-asian="normal" style:font-name-complex="Times New Roman" style:font-size-complex="12pt" style:font-style-complex="normal" style:font-weight-complex="normal"/>
    </style:style>
    <style:style style:name="T124" style:family="text">
      <style:text-properties style:use-window-font-color="true" style:font-name="Times New Roman" fo:font-size="12pt" fo:language="en" fo:country="GB" fo:font-style="normal" fo:font-weight="normal" officeooo:rsid="0af2da8a" fo:background-color="#fff200" loext:char-shading-value="0" style:font-size-asian="12pt" style:font-style-asian="normal" style:font-weight-asian="normal" style:font-name-complex="Times New Roman" style:font-size-complex="12pt" style:font-style-complex="normal" style:font-weight-complex="normal"/>
    </style:style>
    <style:style style:name="T125" style:family="text">
      <style:text-properties style:use-window-font-color="true" style:font-name="Times New Roman" fo:font-size="12pt" fo:language="en" fo:country="GB" fo:font-style="normal" fo:font-weight="bold" officeooo:rsid="0767a70b" fo:background-color="transparent" loext:char-shading-value="0" style:font-size-asian="12pt" style:font-style-asian="normal" style:font-weight-asian="bold" style:font-name-complex="Times New Roman2" style:font-size-complex="12pt" style:font-style-complex="normal" style:font-weight-complex="bold"/>
    </style:style>
    <style:style style:name="T126" style:family="text">
      <style:text-properties style:use-window-font-color="true" style:font-name="Times New Roman" fo:font-size="12pt" fo:language="en" fo:country="GB" fo:font-style="normal" fo:font-weight="bold" officeooo:rsid="007bd1c8" fo:background-color="transparent" loext:char-shading-value="0" style:font-size-asian="12pt" style:font-style-asian="normal" style:font-weight-asian="bold" style:font-name-complex="Times New Roman" style:font-size-complex="12pt" style:font-style-complex="normal" style:font-weight-complex="bold"/>
    </style:style>
    <style:style style:name="T127" style:family="text">
      <style:text-properties style:use-window-font-color="true" style:font-name="Times New Roman" fo:font-size="12pt" fo:language="en" fo:country="GB" fo:font-style="normal" fo:font-weight="bold" officeooo:rsid="048a6e91" fo:background-color="transparent" loext:char-shading-value="0" style:font-size-asian="12pt" style:font-style-asian="normal" style:font-weight-asian="bold" style:font-name-complex="Times New Roman" style:font-size-complex="12pt" style:font-style-complex="normal" style:font-weight-complex="bold"/>
    </style:style>
    <style:style style:name="T128" style:family="text">
      <style:text-properties style:use-window-font-color="true" style:font-name="Times New Roman" fo:font-size="12pt" fo:language="en" fo:country="GB" fo:font-style="normal" fo:font-weight="bold" officeooo:rsid="048bfc9e" fo:background-color="transparent" loext:char-shading-value="0" style:font-size-asian="12pt" style:font-style-asian="normal" style:font-weight-asian="bold" style:font-name-complex="Times New Roman" style:font-size-complex="12pt" style:font-style-complex="normal" style:font-weight-complex="bold"/>
    </style:style>
    <style:style style:name="T129" style:family="text">
      <style:text-properties style:use-window-font-color="true" style:font-name="Times New Roman" fo:font-size="12pt" fo:language="en" fo:country="GB" fo:font-style="normal" fo:font-weight="bold" officeooo:rsid="09af32e8" fo:background-color="transparent" loext:char-shading-value="0" style:font-size-asian="12pt" style:font-style-asian="normal" style:font-weight-asian="bold" style:font-name-complex="Times New Roman" style:font-size-complex="12pt" style:font-style-complex="normal" style:font-weight-complex="bold"/>
    </style:style>
    <style:style style:name="T130" style:family="text">
      <style:text-properties style:use-window-font-color="true" style:font-name="Times New Roman" fo:font-size="12pt" fo:language="en" fo:country="GB" fo:font-style="normal" fo:font-weight="bold" officeooo:rsid="055c15b4" style:font-size-asian="12pt" style:font-style-asian="normal" style:font-weight-asian="bold" style:font-name-complex="Times New Roman" style:font-size-complex="12pt" style:font-style-complex="normal" style:font-weight-complex="bold"/>
    </style:style>
    <style:style style:name="T131" style:family="text">
      <style:text-properties style:use-window-font-color="true" style:font-name="Times New Roman" fo:font-size="12pt" fo:language="en" fo:country="GB" fo:font-style="normal" fo:font-weight="bold" officeooo:rsid="04aad81c" fo:background-color="#fff200" loext:char-shading-value="0" style:font-size-asian="12pt" style:font-style-asian="normal" style:font-weight-asian="bold" style:font-name-complex="Times New Roman" style:font-size-complex="12pt" style:font-style-complex="normal" style:font-weight-complex="bold"/>
    </style:style>
    <style:style style:name="T132" style:family="text">
      <style:text-properties style:use-window-font-color="true" style:font-name="Times New Roman" fo:font-size="12pt" fo:language="en" fo:country="GB" fo:font-style="normal" fo:font-weight="bold" officeooo:rsid="04a2c8cd" fo:background-color="#fff200" loext:char-shading-value="0" style:font-size-asian="12pt" style:font-style-asian="normal" style:font-weight-asian="bold" style:font-name-complex="Times New Roman" style:font-size-complex="12pt" style:font-style-complex="normal" style:font-weight-complex="bold"/>
    </style:style>
    <style:style style:name="T133" style:family="text">
      <style:text-properties style:use-window-font-color="true" style:font-name="Times New Roman" fo:font-size="12pt" fo:language="en" fo:country="GB" fo:font-style="italic" fo:font-weight="normal" officeooo:rsid="0767a70b" fo:background-color="transparent" loext:char-shading-value="0" style:font-size-asian="12pt" style:font-style-asian="italic" style:font-weight-asian="normal" style:font-name-complex="Times New Roman2" style:font-size-complex="12pt" style:font-style-complex="italic" style:font-weight-complex="normal"/>
    </style:style>
    <style:style style:name="T134" style:family="text">
      <style:text-properties style:use-window-font-color="true" style:font-name="Times New Roman" fo:font-size="12pt" fo:language="en" fo:country="GB" fo:font-style="italic" fo:font-weight="normal" officeooo:rsid="0044b988" fo:background-color="transparent" loext:char-shading-value="0" style:font-size-asian="12pt" style:font-style-asian="italic" style:font-weight-asian="normal" style:font-name-complex="Times New Roman2" style:font-size-complex="12pt" style:font-style-complex="italic" style:font-weight-complex="normal"/>
    </style:style>
    <style:style style:name="T135" style:family="text">
      <style:text-properties style:use-window-font-color="true" fo:font-size="12pt" fo:font-style="normal" fo:font-weight="normal" officeooo:rsid="04fb139c" style:font-size-asian="12pt" style:font-style-asian="normal" style:font-weight-asian="normal" style:font-name-complex="Times New Roman" style:font-size-complex="12pt" style:font-style-complex="normal" style:font-weight-complex="normal"/>
    </style:style>
    <style:style style:name="T136" style:family="text">
      <style:text-properties style:use-window-font-color="true" fo:font-size="12pt" fo:font-style="normal" fo:font-weight="bold" officeooo:rsid="01a79a71" style:font-size-asian="12pt" style:font-style-asian="normal" style:font-weight-asian="bold" style:font-name-complex="Times New Roman" style:font-size-complex="12pt" style:font-style-complex="normal" style:font-weight-complex="bold"/>
    </style:style>
    <style:style style:name="T137" style:family="text">
      <style:text-properties fo:font-size="12pt" fo:font-style="normal" fo:font-weight="normal" officeooo:rsid="09600987" style:font-size-asian="12pt" style:font-style-asian="normal" style:font-weight-asian="normal" style:font-name-complex="Times New Roman" style:font-size-complex="12pt" style:font-style-complex="normal" style:font-weight-complex="normal"/>
    </style:style>
    <style:style style:name="T138" style:family="text">
      <style:text-properties fo:font-size="12pt" fo:font-style="normal" fo:font-weight="normal" officeooo:rsid="0a472ea1" style:font-size-asian="12pt" style:font-style-asian="normal" style:font-weight-asian="normal" style:font-name-complex="Times New Roman" style:font-size-complex="12pt" style:font-style-complex="normal" style:font-weight-complex="normal"/>
    </style:style>
    <style:style style:name="T139" style:family="text">
      <style:text-properties fo:font-size="12pt" fo:font-style="normal" fo:font-weight="normal" officeooo:rsid="0094486f" style:font-size-asian="12pt" style:font-style-asian="normal" style:font-weight-asian="normal" style:font-name-complex="Times New Roman" style:font-size-complex="12pt" style:font-style-complex="normal" style:font-weight-complex="normal"/>
    </style:style>
    <style:style style:name="T140" style:family="text">
      <style:text-properties fo:font-size="12pt" fo:font-style="normal" fo:font-weight="normal" officeooo:rsid="09621da2" style:font-size-asian="12pt" style:font-style-asian="normal" style:font-weight-asian="normal" style:font-name-complex="Times New Roman" style:font-size-complex="12pt" style:font-style-complex="normal" style:font-weight-complex="normal"/>
    </style:style>
    <style:style style:name="T141" style:family="text">
      <style:text-properties fo:font-size="12pt" fo:font-style="normal" fo:font-weight="normal" officeooo:rsid="096984c8" style:font-size-asian="12pt" style:font-style-asian="normal" style:font-weight-asian="normal" style:font-name-complex="Times New Roman" style:font-size-complex="12pt" style:font-style-complex="normal" style:font-weight-complex="normal"/>
    </style:style>
    <style:style style:name="T142" style:family="text">
      <style:text-properties fo:font-size="12pt" fo:font-style="normal" fo:font-weight="normal" officeooo:rsid="0961af78" style:font-size-asian="12pt" style:font-style-asian="normal" style:font-weight-asian="normal" style:font-name-complex="Times New Roman" style:font-size-complex="12pt" style:font-style-complex="normal" style:font-weight-complex="normal"/>
    </style:style>
    <style:style style:name="T143" style:family="text">
      <style:text-properties fo:font-size="12pt" fo:font-style="normal" fo:font-weight="normal" officeooo:rsid="05567ed5" style:font-size-asian="12pt" style:font-style-asian="normal" style:font-weight-asian="normal" style:font-name-complex="Times New Roman" style:font-size-complex="12pt" style:font-style-complex="normal" style:font-weight-complex="normal"/>
    </style:style>
    <style:style style:name="T144" style:family="text">
      <style:text-properties fo:font-size="12pt" fo:font-style="normal" fo:font-weight="normal" officeooo:rsid="04fb139c" style:font-size-asian="12pt" style:font-style-asian="normal" style:font-weight-asian="normal" style:font-name-complex="Times New Roman" style:font-size-complex="12pt" style:font-style-complex="normal" style:font-weight-complex="normal"/>
    </style:style>
    <style:style style:name="T145" style:family="text">
      <style:text-properties fo:font-size="12pt" fo:font-style="normal" fo:font-weight="normal" officeooo:rsid="001b2337" style:font-size-asian="12pt" style:font-style-asian="normal" style:font-weight-asian="normal" style:font-name-complex="Times New Roman" style:font-size-complex="12pt" style:font-style-complex="normal" style:font-weight-complex="normal"/>
    </style:style>
    <style:style style:name="T146" style:family="text">
      <style:text-properties fo:font-size="12pt" fo:font-style="normal" fo:font-weight="bold" officeooo:rsid="04fb139c" style:font-size-asian="12pt" style:font-style-asian="normal" style:font-weight-asian="bold" style:font-name-complex="Times New Roman" style:font-size-complex="12pt" style:font-style-complex="normal" style:font-weight-complex="bold"/>
    </style:style>
    <style:style style:name="T147" style:family="text">
      <style:text-properties fo:font-size="12pt" officeooo:rsid="01038f15" fo:background-color="transparent" loext:char-shading-value="0" style:font-size-asian="12pt" style:font-size-complex="12pt"/>
    </style:style>
    <style:style style:name="T148" style:family="text">
      <style:text-properties fo:font-size="12pt" officeooo:rsid="01b04ab7" fo:background-color="transparent" loext:char-shading-value="0" style:font-size-asian="12pt" style:font-size-complex="12pt"/>
    </style:style>
    <style:style style:name="T149" style:family="text">
      <style:text-properties fo:language="en" fo:country="GB" officeooo:rsid="0949c9be" style:font-name-complex="Times New Roman"/>
    </style:style>
    <style:style style:name="T150" style:family="text">
      <style:text-properties fo:language="en" fo:country="GB" officeooo:rsid="094a1fec" style:font-name-complex="Times New Roman"/>
    </style:style>
    <style:style style:name="T151" style:family="text">
      <style:text-properties fo:language="en" fo:country="GB" officeooo:rsid="0a3a7f93" style:font-name-complex="Times New Roman"/>
    </style:style>
    <style:style style:name="T152" style:family="text">
      <style:text-properties fo:language="en" fo:country="GB" officeooo:rsid="091e7d41" style:font-name-complex="Times New Roman"/>
    </style:style>
    <style:style style:name="T153" style:family="text">
      <style:text-properties fo:language="en" fo:country="GB" officeooo:rsid="094afa0a" style:font-name-complex="Times New Roman"/>
    </style:style>
    <style:style style:name="T154" style:family="text">
      <style:text-properties fo:language="en" fo:country="GB" officeooo:rsid="00aae935" style:font-name-complex="Times New Roman"/>
    </style:style>
    <style:style style:name="T155" style:family="text">
      <style:text-properties fo:language="en" fo:country="GB" officeooo:rsid="0930f8e7" style:font-name-complex="Times New Roman"/>
    </style:style>
    <style:style style:name="T156" style:family="text">
      <style:text-properties fo:language="en" fo:country="GB" officeooo:rsid="094558e7" style:font-name-complex="Times New Roman"/>
    </style:style>
    <style:style style:name="T157" style:family="text">
      <style:text-properties fo:language="en" fo:country="GB" officeooo:rsid="04d6c7a6" style:font-name-complex="Times New Roman"/>
    </style:style>
    <style:style style:name="T158" style:family="text">
      <style:text-properties fo:language="en" fo:country="GB" officeooo:rsid="007b9f8a" style:font-name-complex="Times New Roman"/>
    </style:style>
    <style:style style:name="T159" style:family="text">
      <style:text-properties fo:language="en" fo:country="GB" officeooo:rsid="0831e28c" style:font-name-complex="Times New Roman"/>
    </style:style>
    <style:style style:name="T160" style:family="text">
      <style:text-properties fo:language="en" fo:country="GB" officeooo:rsid="007c2e62" style:font-name-complex="Times New Roman"/>
    </style:style>
    <style:style style:name="T161" style:family="text">
      <style:text-properties fo:language="en" fo:country="GB" officeooo:rsid="04302af3" style:font-name-complex="Times New Roman"/>
    </style:style>
    <style:style style:name="T162" style:family="text">
      <style:text-properties fo:language="en" fo:country="GB" officeooo:rsid="00ad8d9a" style:font-name-complex="Times New Roman"/>
    </style:style>
    <style:style style:name="T163" style:family="text">
      <style:text-properties fo:language="en" fo:country="GB" officeooo:rsid="0928603c" style:font-name-complex="Times New Roman"/>
    </style:style>
    <style:style style:name="T164" style:family="text">
      <style:text-properties fo:language="en" fo:country="GB" officeooo:rsid="09244cf1" style:font-name-complex="Times New Roman"/>
    </style:style>
    <style:style style:name="T165" style:family="text">
      <style:text-properties fo:language="en" fo:country="GB" officeooo:rsid="092b41db" style:font-name-complex="Times New Roman"/>
    </style:style>
    <style:style style:name="T166" style:family="text">
      <style:text-properties fo:language="en" fo:country="GB" officeooo:rsid="09505cf0" style:font-name-complex="Times New Roman"/>
    </style:style>
    <style:style style:name="T167" style:family="text">
      <style:text-properties fo:language="en" fo:country="GB" officeooo:rsid="0a3c1bea" style:font-name-complex="Times New Roman"/>
    </style:style>
    <style:style style:name="T168" style:family="text">
      <style:text-properties fo:language="en" fo:country="GB" officeooo:rsid="09513a79" style:font-name-complex="Times New Roman"/>
    </style:style>
    <style:style style:name="T169" style:family="text">
      <style:text-properties officeooo:rsid="094a1fec" style:font-name-complex="Times New Roman"/>
    </style:style>
    <style:style style:name="T170" style:family="text">
      <style:text-properties officeooo:rsid="0a3a7f93" style:font-name-complex="Times New Roman"/>
    </style:style>
    <style:style style:name="T171" style:family="text">
      <style:text-properties officeooo:rsid="09bc8c4f" style:font-name-complex="Times New Roman"/>
    </style:style>
    <style:style style:name="T172" style:family="text">
      <style:text-properties style:text-outline="false" style:text-line-through-style="none" style:text-line-through-type="none" fo:letter-spacing="normal" fo:language="en" fo:country="GB" fo:text-shadow="none" officeooo:rsid="042e433c" style:letter-kerning="true" style:font-name-complex="Times New Roman" style:text-emphasize="none"/>
    </style:style>
    <style:style style:name="T173" style:family="text">
      <style:text-properties style:text-outline="false" style:text-line-through-style="none" style:text-line-through-type="none" fo:letter-spacing="normal" fo:language="en" fo:country="GB" fo:text-shadow="none" officeooo:rsid="091f5911" style:letter-kerning="true" style:font-name-complex="Times New Roman" style:text-emphasize="none"/>
    </style:style>
    <style:style style:name="T174" style:family="text">
      <style:text-properties style:text-outline="false" style:text-line-through-style="none" style:text-line-through-type="none" fo:letter-spacing="normal" fo:language="en" fo:country="GB" fo:text-shadow="none" officeooo:rsid="094558e7" style:letter-kerning="true" style:font-name-complex="Times New Roman" style:text-emphasize="none"/>
    </style:style>
    <style:style style:name="T175" style:family="text">
      <style:text-properties style:text-underline-style="none" officeooo:rsid="0011379f"/>
    </style:style>
    <style:style style:name="T176" style:family="text">
      <style:text-properties style:text-underline-style="none" officeooo:rsid="010e9cd6" fo:background-color="#fff200" loext:char-shading-value="0"/>
    </style:style>
    <style:style style:name="T177" style:family="text">
      <style:text-properties fo:font-style="italic" fo:background-color="#ffff00" loext:char-shading-value="0" style:font-style-asian="italic" style:font-style-complex="italic"/>
    </style:style>
    <style:style style:name="T178" style:family="text">
      <style:text-properties fo:font-style="italic" officeooo:rsid="02c7a578" fo:background-color="#ffffff" loext:char-shading-value="0" style:font-style-asian="italic" style:font-name-complex="Times New Roman2" style:font-style-complex="italic"/>
    </style:style>
    <style:style style:name="T179" style:family="text">
      <style:text-properties fo:background-color="#ff4000" loext:char-shading-value="0"/>
    </style:style>
    <style:style style:name="T180" style:family="text">
      <style:text-properties officeooo:rsid="013e7b63"/>
    </style:style>
    <style:style style:name="T181" style:family="text">
      <style:text-properties officeooo:rsid="010c0520"/>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fo:font-weight="bold" officeooo:rsid="00039f9b" style:font-weight-asian="bold" style:font-weight-complex="bold"/>
    </style:style>
    <style:style style:name="T184" style:family="text">
      <style:text-properties style:text-underline-style="solid" style:text-underline-width="auto" style:text-underline-color="font-color" fo:font-weight="bold" officeooo:rsid="01097081" style:font-weight-asian="bold" style:font-weight-complex="bold"/>
    </style:style>
    <style:style style:name="T185" style:family="text">
      <style:text-properties officeooo:rsid="00039f9b"/>
    </style:style>
    <style:style style:name="T186" style:family="text">
      <style:text-properties officeooo:rsid="015b8280"/>
    </style:style>
    <style:style style:name="T187" style:family="text">
      <style:text-properties officeooo:rsid="013dde97"/>
    </style:style>
    <style:style style:name="T188" style:family="text">
      <style:text-properties officeooo:rsid="01097081"/>
    </style:style>
    <style:style style:name="T189" style:family="text">
      <style:text-properties officeooo:rsid="01b22fc7" fo:background-color="#ff0000" loext:char-shading-value="0"/>
    </style:style>
    <style:style style:name="T190" style:family="text">
      <style:text-properties officeooo:rsid="01b22fc7"/>
    </style:style>
    <style:style style:name="T191" style:family="text">
      <style:text-properties officeooo:rsid="01b389b3"/>
    </style:style>
    <style:style style:name="T192" style:family="text">
      <style:text-properties officeooo:rsid="016ab60f"/>
    </style:style>
    <style:style style:name="T193" style:family="text">
      <style:text-properties officeooo:rsid="010e9cd6"/>
    </style:style>
    <style:style style:name="T194" style:family="text">
      <style:text-properties officeooo:rsid="01463aa3"/>
    </style:style>
    <style:style style:name="T195" style:family="text">
      <style:text-properties officeooo:rsid="0157eac2"/>
    </style:style>
    <style:style style:name="T196" style:family="text">
      <style:text-properties officeooo:rsid="014cc87e"/>
    </style:style>
    <style:style style:name="T197" style:family="text">
      <style:text-properties officeooo:rsid="0122b112"/>
    </style:style>
    <style:style style:name="T198" style:family="text">
      <style:text-properties officeooo:rsid="0231633a"/>
    </style:style>
    <style:style style:name="T199" style:family="text">
      <style:text-properties officeooo:rsid="0269ee27"/>
    </style:style>
    <style:style style:name="T200" style:family="text">
      <style:text-properties officeooo:rsid="02192dda"/>
    </style:style>
    <style:style style:name="T201" style:family="text">
      <style:text-properties officeooo:rsid="017f75ff"/>
    </style:style>
    <style:style style:name="T202" style:family="text">
      <style:text-properties style:font-name="Times New Roman" officeooo:rsid="000a0b95" fo:background-color="#ffffff" loext:char-shading-value="0" style:font-name-complex="Times New Roman2"/>
    </style:style>
    <style:style style:name="T2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06"><text:s/></text:span><text:span text:style-name="T111">In our experiment </text:span><text:span text:style-name="T112">a </text:span><text:span text:style-name="T113">change in</text:span><text:span text:style-name="T114"> biomass and abundance of</text:span><text:span text:style-name="T115"> Lepidoptera was </text:span><text:span text:style-name="T114">as </text:span><text:span text:style-name="T115">often negatively as positively affected by </text:span><text:span text:style-name="T116">p</text:span><text:span text:style-name="T115">redators, but this effect was not correlated with indirect effect of predators on plants. </text:span><text:span text:style-name="T117">This might suggest that caterpillars were attacked </text:span><text:span text:style-name="T118">more</text:span><text:span text:style-name="T117"> often by predators. </text:span><text:span text:style-name="T119">It</text:span><text:span text:style-name="T114"> </text:span><text:span text:style-name="T120">i</text:span><text:span text:style-name="T114">s also puzzling why individual Lepidoptera species </text:span><text:span text:style-name="T120">responses </text:span><text:span text:style-name="T131">did not translate to consistent </text:span><text:span text:style-name="T132">negative </text:span><text:span text:style-name="T131">e</text:span><text:span text:style-name="T132">ffect</text:span><text:span text:style-name="T131">s on total abundance</text:span><text:span text:style-name="T132">.</text:span><text:span text:style-name="T117"> </text:span><text:span text:style-name="T121">However, Lepidoptera </text:span><text:span text:style-name="T122">are highly variable </text:span><text:span text:style-name="T123">within</text:span><text:span text:style-name="T122"> their feeding </text:span><text:span text:style-name="T121">guild </text:span><text:reference-mark-start text:name="ZOTERO_ITEM CSL_CITATION {&quot;citationID&quot;:&quot;FhdbQYuN&quot;,&quot;properties&quot;:{&quot;formattedCitation&quot;:&quot;(Novotny et al., 2010)&quot;,&quot;plainCitation&quot;:&quot;(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M3WEPn1JqG"/><text:span text:style-name="T121">(Novotny et al., 2010)</text:span><text:reference-mark-end text:name="ZOTERO_ITEM CSL_CITATION {&quot;citationID&quot;:&quot;FhdbQYuN&quot;,&quot;properties&quot;:{&quot;formattedCitation&quot;:&quot;(Novotny et al., 2010)&quot;,&quot;plainCitation&quot;:&quot;(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M3WEPn1JqG"/><text:span text:style-name="T121"> </text:span><text:span text:style-name="T123">and we </text:span><text:span text:style-name="T121">did </text:span><text:span text:style-name="T124">not</text:span><text:span text:style-name="T123"> </text:span><text:span text:style-name="T121">take </text:span><text:span text:style-name="T123">this variability </text:span><text:span text:style-name="T121">into account here.</text:span></text:p>
      <text:p text:style-name="P52"><text:span text:style-name="T94"/></text:p>
      <text:p text:style-name="P52"><text:span text:style-name="T94">However it contradicts some of the previous </text:span><office:annotation office:name="__Annotation__21462_353395956"><dc:creator>Unknown Author</dc:creator><dc:date>2021-02-04T09:50:08.184038349</dc:date><text:p text:style-name="P61"><text:span text:style-name="T203">In addition, increasing the proportion of intraguild predator species (top predaotrs) present diminished herbivore suppression and reduced primary productivity. (Finke and Denno, 2005)</text:span></text:p></office:annotation><text:span text:style-name="T94">predictions</text:span><office:annotation-end office:name="__Annotation__21462_353395956"/><text:span text:style-name="T94"> </text:span><text:reference-mark-start text:name="ZOTERO_ITEM CSL_CITATION {&quot;citationID&quot;:&quot;EjMUmV3y&quot;,&quot;properties&quot;:{&quot;formattedCitation&quot;:&quot;(Finke and Denno, 2005)&quot;,&quot;plainCitation&quot;:&quot;(Finke and Denno, 2005)&quot;,&quot;noteIndex&quot;:0},&quot;citationItems&quot;:[{&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V3kVNXvB2r"/><text:span text:style-name="T94">(Finke and Denno, 2005)</text:span><text:reference-mark-end text:name="ZOTERO_ITEM CSL_CITATION {&quot;citationID&quot;:&quot;EjMUmV3y&quot;,&quot;properties&quot;:{&quot;formattedCitation&quot;:&quot;(Finke and Denno, 2005)&quot;,&quot;plainCitation&quot;:&quot;(Finke and Denno, 2005)&quot;,&quot;noteIndex&quot;:0},&quot;citationItems&quot;:[{&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V3kVNXvB2r"/><text:span text:style-name="T94">. </text:span></text:p>
      <text:p text:style-name="P35"/>
      <text:p text:style-name="P51"><text:span text:style-name="T92">Withing guild size does not predict specialization </text:span><text:reference-mark-start text:name="ZOTERO_ITEM CSL_CITATION {&quot;citationID&quot;:&quot;IgF5coO2&quot;,&quot;properties&quot;:{&quot;formattedCitation&quot;:&quot;(Novotny and Basset, 1999)&quot;,&quot;plainCitation&quot;:&quot;(Novotny and Basset, 1999)&quot;,&quot;noteIndex&quot;:0},&quot;citationItems&quot;:[{&quot;id&quot;:2628,&quot;uris&quot;:[&quot;http://zotero.org/users/1954708/items/4J9G94J8&quot;],&quot;uri&quot;:[&quot;http://zotero.org/users/1954708/items/4J9G94J8&quot;],&quot;itemData&quot;:{&quot;id&quot;:2628,&quot;type&quot;:&quot;article-journal&quot;,&quot;abstract&quot;:&quot;The relationships between body size and host specificity were studied in leaf-chewing and sap-sucking insect communities, including 792 species, feeding locally on 15 species of Ficus in a lowland rain forest in Papua New Guinea. A negative correlation between body size and host specificity, i.e., the tendency for large species to feed on numerous Ficus hosts and those smaller to have a more restricted host range, was found within both the sap-sucking and the leaf-chewing community. A more detailed analysis, which divided herbivorous species into three sap-sucking and four leaf-chewing guilds, revealed that the correlation between body size and host specificity was caused by differences in these traits between the guilds, while no such correlation was detected within any of the guilds. As the changes in feeding mode, defining various guilds, were unique evolutionary events, it is uncertain whether there is a functional relationship between feeding mode, body size and host specificity, or whether their correlation is only coincidental. It is suggested that, in the sap-sucking community at least, the positive body size versus host specificity correlation is a coincidental by-product of the causal relationship between the feeding mode and both the body size and host specificity. The causes of analogous patterns in a leaf-chewing community require further investigation. Methodological problems in the analysis of tropical insect communities, dominated by rare species, are discussed.&quot;,&quot;container-title&quot;:&quot;Journal of Tropical Ecology&quot;,&quot;DOI&quot;:&quot;10.1017/S026646749900084X&quot;,&quot;ISSN&quot;:&quot;1469-7831, 0266-4674&quot;,&quot;issue&quot;:&quot;3&quot;,&quot;language&quot;:&quot;en&quot;,&quot;note&quot;:&quot;publisher: Cambridge University Press&quot;,&quot;page&quot;:&quot;315-328&quot;,&quot;source&quot;:&quot;Cambridge University Press&quot;,&quot;title&quot;:&quot;Body size and host plant specialization: a relationship from a community of herbivorous insects on Ficus from Papua New Guinea&quot;,&quot;title-short&quot;:&quot;Body size and host plant specialization&quot;,&quot;volume&quot;:&quot;15&quot;,&quot;author&quot;:[{&quot;family&quot;:&quot;Novotny&quot;,&quot;given&quot;:&quot;Vojtech&quot;},{&quot;family&quot;:&quot;Basset&quot;,&quot;given&quot;:&quot;Yves&quot;}],&quot;issued&quot;:{&quot;date-parts&quot;:[[&quot;1999&quot;,5]]}}}],&quot;schema&quot;:&quot;https://github.com/citation-style-language/schema/raw/master/csl-citation.json&quot;} RNDMV4nas3K9p"/><text:span text:style-name="T92">(Novotny and Basset, 1999)</text:span><text:reference-mark-end text:name="ZOTERO_ITEM CSL_CITATION {&quot;citationID&quot;:&quot;IgF5coO2&quot;,&quot;properties&quot;:{&quot;formattedCitation&quot;:&quot;(Novotny and Basset, 1999)&quot;,&quot;plainCitation&quot;:&quot;(Novotny and Basset, 1999)&quot;,&quot;noteIndex&quot;:0},&quot;citationItems&quot;:[{&quot;id&quot;:2628,&quot;uris&quot;:[&quot;http://zotero.org/users/1954708/items/4J9G94J8&quot;],&quot;uri&quot;:[&quot;http://zotero.org/users/1954708/items/4J9G94J8&quot;],&quot;itemData&quot;:{&quot;id&quot;:2628,&quot;type&quot;:&quot;article-journal&quot;,&quot;abstract&quot;:&quot;The relationships between body size and host specificity were studied in leaf-chewing and sap-sucking insect communities, including 792 species, feeding locally on 15 species of Ficus in a lowland rain forest in Papua New Guinea. A negative correlation between body size and host specificity, i.e., the tendency for large species to feed on numerous Ficus hosts and those smaller to have a more restricted host range, was found within both the sap-sucking and the leaf-chewing community. A more detailed analysis, which divided herbivorous species into three sap-sucking and four leaf-chewing guilds, revealed that the correlation between body size and host specificity was caused by differences in these traits between the guilds, while no such correlation was detected within any of the guilds. As the changes in feeding mode, defining various guilds, were unique evolutionary events, it is uncertain whether there is a functional relationship between feeding mode, body size and host specificity, or whether their correlation is only coincidental. It is suggested that, in the sap-sucking community at least, the positive body size versus host specificity correlation is a coincidental by-product of the causal relationship between the feeding mode and both the body size and host specificity. The causes of analogous patterns in a leaf-chewing community require further investigation. Methodological problems in the analysis of tropical insect communities, dominated by rare species, are discussed.&quot;,&quot;container-title&quot;:&quot;Journal of Tropical Ecology&quot;,&quot;DOI&quot;:&quot;10.1017/S026646749900084X&quot;,&quot;ISSN&quot;:&quot;1469-7831, 0266-4674&quot;,&quot;issue&quot;:&quot;3&quot;,&quot;language&quot;:&quot;en&quot;,&quot;note&quot;:&quot;publisher: Cambridge University Press&quot;,&quot;page&quot;:&quot;315-328&quot;,&quot;source&quot;:&quot;Cambridge University Press&quot;,&quot;title&quot;:&quot;Body size and host plant specialization: a relationship from a community of herbivorous insects on Ficus from Papua New Guinea&quot;,&quot;title-short&quot;:&quot;Body size and host plant specialization&quot;,&quot;volume&quot;:&quot;15&quot;,&quot;author&quot;:[{&quot;family&quot;:&quot;Novotny&quot;,&quot;given&quot;:&quot;Vojtech&quot;},{&quot;family&quot;:&quot;Basset&quot;,&quot;given&quot;:&quot;Yves&quot;}],&quot;issued&quot;:{&quot;date-parts&quot;:[[&quot;1999&quot;,5]]}}}],&quot;schema&quot;:&quot;https://github.com/citation-style-language/schema/raw/master/csl-citation.json&quot;} RNDMV4nas3K9p"/><text:span text:style-name="T92">.</text:span></text:p>
      <text:p text:style-name="P35"/>
      <text:p text:style-name="P37"><office:annotation office:name="__Annotation__20243_2098593143"><dc:creator>Unknown Author</dc:creator><dc:date>2021-02-05T13:04:26.969799684</dc:date><text:p text:style-name="P61"><text:span text:style-name="T204">Was there any difference in individual pants specis responses?</text:span></text:p></office:annotation><text:span text:style-name="T171">There should be also evaluation of individual chains/communities (basically just individual plant species).</text:span><office:annotation-end office:name="__Annotation__20243_2098593143"/></text:p>
      <text:p text:style-name="P35"/>
      <text:p text:style-name="P40">And how it contributes to a general lack of effect. Variability of effects in these individual chains.</text:p>
      <text:p text:style-name="P41">We could not directly compare chains because a given plant species in the control was missing from the treatment within studied block. However we were able to study some of these patterns generally. First we evaluated that there was no specialization – performance relationship in herbivores in any comparable plant species (Fig. 4).</text:p>
      <text:p text:style-name="P35"/>
      <text:p text:style-name="P42">Our ability to study separate food communities was limited by high variability in plant community composition.</text:p>
      <text:p text:style-name="P35"/>
      <text:p text:style-name="P22"><text:span text:style-name="T169">However, </text:span><text:span text:style-name="T170">studies show</text:span><text:span text:style-name="T149"> variable response of herbivore abundance o</text:span><text:span text:style-name="T150">f herbiv</text:span><text:span text:style-name="T151">o</text:span><text:span text:style-name="T150">res to</text:span><text:span text:style-name="T149"> predation. </text:span><text:span text:style-name="T152">For example in </text:span><text:span text:style-name="T172">tabonuco </text:span><text:span text:style-name="T173">forest </text:span><text:span text:style-name="T152">lizards and frogs</text:span><text:span text:style-name="T173"> </text:span><text:span text:style-name="T174">(not studied in our paper) </text:span><text:span text:style-name="T152">were responsible for suppressing spider abundance which </text:span><text:span text:style-name="T153">led</text:span><text:span text:style-name="T152"> to increase in herbivore damage (Beard et al., n.d.).</text:span><text:span text:style-name="T154"> </text:span><text:span text:style-name="T155">Complex </text:span><text:span text:style-name="T156">natural plant-herbivore interactions</text:span><text:span text:style-name="T155"> studies are ra</text:span><text:span text:style-name="T156">r</text:span><text:span text:style-name="T155">e, but e</text:span><text:span text:style-name="T157">xclosure experiments in</text:span><text:span text:style-name="T158"> complex </text:span><text:span text:style-name="T159">fynbos</text:span><text:span text:style-name="T158"> </text:span><text:span text:style-name="T160">ecosystems</text:span><text:span text:style-name="T158"> (Bosc et al., 2018) </text:span><text:span text:style-name="T154">where </text:span><text:span text:style-name="T153">birds reduced on</text:span><text:span text:style-name="T161"> </text:span><text:span text:style-name="T154">average 59% IAP </text:span><text:span text:style-name="T153">adundance but</text:span><text:span text:style-name="T162"> </text:span><text:span text:style-name="T153">had </text:span><text:span text:style-name="T162">no effect on herbivore</text:span><text:span text:style-name="T153">s</text:span><text:span text:style-name="T154">.</text:span></text:p>
      <text:p text:style-name="P22"><text:span text:style-name="T163">Similarly to our results </text:span><text:span text:style-name="T164">spiders and orthopterans </text:span><text:span text:style-name="T165">were </text:span><text:span text:style-name="T166">negatively </text:span><text:span text:style-name="T165">affected </text:span><text:span text:style-name="T149">but i</text:span><text:span text:style-name="T165">n our case </text:span><text:span text:style-name="T166">they</text:span><text:span text:style-name="T165"> </text:span><text:span text:style-name="T149">responded </text:span><text:span text:style-name="T151">mainly throug body</text:span><text:span text:style-name="T165"> size shifts. </text:span><text:span text:style-name="T167">T</text:span><text:span text:style-name="T165">his suggest that these </text:span><text:span text:style-name="T168">orders</text:span><text:span text:style-name="T165"> </text:span><text:span text:style-name="T168">might be the</text:span><text:span text:style-name="T165"> main food source </text:span><text:span text:style-name="T168">of insectivorous birds</text:span><text:span text:style-name="T165">.</text:span></text:p>
      <text:p text:style-name="P21"/>
      <text:p text:style-name="P49"><text:span text:style-name="T137">Spider predators shoul</text:span><text:span text:style-name="T138">d</text:span><text:span text:style-name="T137"> feed on smaller prey which could reduce cascading effect of herbivores on plants. This is because s</text:span><text:span text:style-name="T139">maller herbivores </text:span><text:span text:style-name="T137">have </text:span><text:span text:style-name="T139">higher foraging effort and higher growth </text:span><text:span text:style-name="T137">rates, </text:span><text:span text:style-name="T140">but can also experience higher mortality</text:span><text:span text:style-name="T139"> (Schmitz, 2010). </text:span><text:span text:style-name="T141">In our case we</text:span><text:span text:style-name="T142"> saw both reduction of small size prey category coupled with increase in large prey category for Orhoptera. </text:span><office:annotation office:name="__Annotation__12732_3533959561"><dc:creator>Unknown Author</dc:creator><dc:date>2021-02-04T08:18:13.647535843</dc:date><text:p text:style-name="P61"><text:span text:style-name="T203">I dont think I need this result.</text:span></text:p></office:annotation><text:span text:style-name="T139">We </text:span><text:span text:style-name="T142">also </text:span><text:span text:style-name="T139">found some support for </text:span><text:span text:style-name="T143">better performance of</text:span><text:span text:style-name="T144"> larger herbivores, and it was true for homoptera and orthoptera (</text:span><text:span text:style-name="T146">F</text:span><text:span text:style-name="T136">igure S_LRR size</text:span><text:span text:style-name="T135">)</text:span><text:span text:style-name="T145">.</text:span><office:annotation-end office:name="__Annotation__12732_3533959561"/></text:p>
      <text:p text:style-name="P23"/>
      <text:p text:style-name="P39"><text:soft-page-break/><text:span text:style-name="T175">The TTI hypothesis predicts that dietary specialist herbivores (as compared to generalists) should escape predators and be competitively dominant due to faster growth rates, and that such differences should be greater on low quality (as compared to high quality) host plants, but fails to predict coexistence of generalists and specialist herbivores on the same host plants (which seems to be common). 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span><text:span text:style-name="T176"> </text:span></text:p>
      <text:p text:style-name="P35"/>
      <text:p text:style-name="P53"><text:span text:style-name="T96">At least </text:span><text:span text:style-name="T97">L</text:span><text:span text:style-name="T98">epidoptera network generality should be reduced </text:span><text:span text:style-name="T96">by predators</text:span><text:span text:style-name="T98">, as species would not explore full range of their habitat domain, and would be forced to feed on least preferred hosts </text:span><text:reference-mark-start text:name="ZOTERO_ITEM CSL_CITATION {&quot;citationID&quot;:&quot;47sYQWz5&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FGfXKNb6Uw"/><text:span text:style-name="T98">(Schmitz et al., 2004)</text:span><text:reference-mark-end text:name="ZOTERO_ITEM CSL_CITATION {&quot;citationID&quot;:&quot;47sYQWz5&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FGfXKNb6Uw"/><text:span text:style-name="T98">. </text:span><text:span text:style-name="T99">However, in our study w</text:span><text:span text:style-name="T100">e collected data on putative interaction</text:span><text:span text:style-name="T99">s </text:span><text:span text:style-name="T100">and this might not reflect real feeding interactions. <text:s/></text:span></text:p>
      <text:p text:style-name="P35"/>
      <text:p text:style-name="P53"><text:span text:style-name="T101">I</text:span><text:span text:style-name="T102">n the tropics negative correlation between niche partitioning and diversity is not as clearly visible as in temperate region </text:span><text:reference-mark-start text:name="ZOTERO_ITEM CSL_CITATION {&quot;citationID&quot;:&quot;147eSFkz&quot;,&quot;properties&quot;:{&quot;formattedCitation&quot;:&quot;(Granot and Belmaker, 2020)&quot;,&quot;plainCitation&quot;:&quot;(Granot and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MeyXShBgCJ"/><text:span text:style-name="T102">(Granot and Belmaker, 2020)</text:span><text:reference-mark-end text:name="ZOTERO_ITEM CSL_CITATION {&quot;citationID&quot;:&quot;147eSFkz&quot;,&quot;properties&quot;:{&quot;formattedCitation&quot;:&quot;(Granot and Belmaker, 2020)&quot;,&quot;plainCitation&quot;:&quot;(Granot and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MeyXShBgCJ"/><text:span text:style-name="T102">. </text:span><text:span text:style-name="T103">L</text:span><text:span text:style-name="T104">oss of modularity and specialization </text:span><text:span text:style-name="T103">can be connected </text:span><text:span text:style-name="T105">to</text:span><text:span text:style-name="T103"> </text:span><text:span text:style-name="T104">loss of density dependent control and possibly other specific functinos of herbivores </text:span><text:reference-mark-start text:name="ZOTERO_ITEM CSL_CITATION {&quot;citationID&quot;:&quot;9Ll4oV1e&quot;,&quot;properties&quot;:{&quot;formattedCitation&quot;:&quot;(Ximenes Pinho et al., 2017)&quot;,&quot;plainCitation&quot;:&quot;(Ximenes Pinho et al., 2017)&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schema&quot;:&quot;https://github.com/citation-style-language/schema/raw/master/csl-citation.json&quot;} RNDRrElzlotJn"/><text:span text:style-name="T104">(Ximenes Pinho et al., 2017)</text:span><text:reference-mark-end text:name="ZOTERO_ITEM CSL_CITATION {&quot;citationID&quot;:&quot;9Ll4oV1e&quot;,&quot;properties&quot;:{&quot;formattedCitation&quot;:&quot;(Ximenes Pinho et al., 2017)&quot;,&quot;plainCitation&quot;:&quot;(Ximenes Pinho et al., 2017)&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schema&quot;:&quot;https://github.com/citation-style-language/schema/raw/master/csl-citation.json&quot;} RNDRrElzlotJn"/><text:span text:style-name="T104">.</text:span></text:p>
      <text:p text:style-name="P35"/>
      <text:p text:style-name="P52"><text:span text:style-name="T95">The e</text:span><text:span text:style-name="T126">xploitation </text:span><text:span text:style-name="T129">e</text:span><text:span text:style-name="T126">cosystem </text:span><text:span text:style-name="T129">h</text:span><text:span text:style-name="T126">ypothesi</text:span><text:span text:style-name="T127">s </text:span><text:reference-mark-start text:name="ZOTERO_ITEM CSL_CITATION {&quot;citationID&quot;:&quot;JAZafTgL&quot;,&quot;properties&quot;:{&quot;formattedCitation&quot;:&quot;(Oksanen et al., 1981)&quot;,&quot;plainCitation&quot;:&quot;(Oksanen et al., 1981)&quot;,&quot;noteIndex&quot;:0},&quot;citationItems&quot;:[{&quot;id&quot;:3006,&quot;uris&quot;:[&quot;http://zotero.org/users/1954708/items/NPFJB5ZL&quot;],&quot;uri&quot;:[&quot;http://zotero.org/users/1954708/items/NPFJB5ZL&quot;],&quot;itemData&quot;:{&quot;id&quot;:3006,&quot;type&quot;:&quot;article-journal&quot;,&quot;abstract&quot;:&quot;Based on the assumption that each trophic level acts as a single exploitative population, a model relating the trophic structure of ecosystems to their potential primary productivity is developed. According to the model, herbivory pressure should be most severe in relatively unproductive environments. With increased potential productivity, the role of predation in herbivore regulation should become more important and the impact of herbivory upon plant communities should decrease. In very productive environments, increase in herbivory pressure is again probable, at least in aquatic ecosystems. The predicted pattern of phytomass and predicted results of manipulations are compared with available data. A reasonable fit between predictions and observations is found, although the sparsity of data and methodological uncertainties weaken the corroboration in several cases. In terrestrial ecosystems, the present version of the model seems best applicable to the vertebrate branch of the grazing chain, whereas the arthropod branch may be more sensitive to temperature than to average annual productivity.&quot;,&quot;container-title&quot;:&quot;The American Naturalist&quot;,&quot;ISSN&quot;:&quot;0003-0147&quot;,&quot;issue&quot;:&quot;2&quot;,&quot;note&quot;:&quot;publisher: [University of Chicago Press, American Society of Naturalists]&quot;,&quot;page&quot;:&quot;240-261&quot;,&quot;source&quot;:&quot;JSTOR&quot;,&quot;title&quot;:&quot;Exploitation Ecosystems in Gradients of Primary Productivity&quot;,&quot;volume&quot;:&quot;118&quot;,&quot;author&quot;:[{&quot;family&quot;:&quot;Oksanen&quot;,&quot;given&quot;:&quot;Lauri&quot;},{&quot;family&quot;:&quot;Fretwell&quot;,&quot;given&quot;:&quot;Stephen D.&quot;},{&quot;family&quot;:&quot;Arruda&quot;,&quot;given&quot;:&quot;Joseph&quot;},{&quot;family&quot;:&quot;Niemela&quot;,&quot;given&quot;:&quot;Pekka&quot;}],&quot;issued&quot;:{&quot;date-parts&quot;:[[&quot;1981&quot;]]}}}],&quot;schema&quot;:&quot;https://github.com/citation-style-language/schema/raw/master/csl-citation.json&quot;} RNDggV8UaCg9P"/><text:span text:style-name="T127">(Oksanen et al., 1981)</text:span><text:reference-mark-end text:name="ZOTERO_ITEM CSL_CITATION {&quot;citationID&quot;:&quot;JAZafTgL&quot;,&quot;properties&quot;:{&quot;formattedCitation&quot;:&quot;(Oksanen et al., 1981)&quot;,&quot;plainCitation&quot;:&quot;(Oksanen et al., 1981)&quot;,&quot;noteIndex&quot;:0},&quot;citationItems&quot;:[{&quot;id&quot;:3006,&quot;uris&quot;:[&quot;http://zotero.org/users/1954708/items/NPFJB5ZL&quot;],&quot;uri&quot;:[&quot;http://zotero.org/users/1954708/items/NPFJB5ZL&quot;],&quot;itemData&quot;:{&quot;id&quot;:3006,&quot;type&quot;:&quot;article-journal&quot;,&quot;abstract&quot;:&quot;Based on the assumption that each trophic level acts as a single exploitative population, a model relating the trophic structure of ecosystems to their potential primary productivity is developed. According to the model, herbivory pressure should be most severe in relatively unproductive environments. With increased potential productivity, the role of predation in herbivore regulation should become more important and the impact of herbivory upon plant communities should decrease. In very productive environments, increase in herbivory pressure is again probable, at least in aquatic ecosystems. The predicted pattern of phytomass and predicted results of manipulations are compared with available data. A reasonable fit between predictions and observations is found, although the sparsity of data and methodological uncertainties weaken the corroboration in several cases. In terrestrial ecosystems, the present version of the model seems best applicable to the vertebrate branch of the grazing chain, whereas the arthropod branch may be more sensitive to temperature than to average annual productivity.&quot;,&quot;container-title&quot;:&quot;The American Naturalist&quot;,&quot;ISSN&quot;:&quot;0003-0147&quot;,&quot;issue&quot;:&quot;2&quot;,&quot;note&quot;:&quot;publisher: [University of Chicago Press, American Society of Naturalists]&quot;,&quot;page&quot;:&quot;240-261&quot;,&quot;source&quot;:&quot;JSTOR&quot;,&quot;title&quot;:&quot;Exploitation Ecosystems in Gradients of Primary Productivity&quot;,&quot;volume&quot;:&quot;118&quot;,&quot;author&quot;:[{&quot;family&quot;:&quot;Oksanen&quot;,&quot;given&quot;:&quot;Lauri&quot;},{&quot;family&quot;:&quot;Fretwell&quot;,&quot;given&quot;:&quot;Stephen D.&quot;},{&quot;family&quot;:&quot;Arruda&quot;,&quot;given&quot;:&quot;Joseph&quot;},{&quot;family&quot;:&quot;Niemela&quot;,&quot;given&quot;:&quot;Pekka&quot;}],&quot;issued&quot;:{&quot;date-parts&quot;:[[&quot;1981&quot;]]}}}],&quot;schema&quot;:&quot;https://github.com/citation-style-language/schema/raw/master/csl-citation.json&quot;} RNDggV8UaCg9P"/><text:span text:style-name="T128"> </text:span><text:span text:style-name="T93">predicts that in highly productive ecosystems herbivores are limited more by primary predators than plants, and was shown to be true for spiders in grasslands and suggested that this group might be top-down limited as well </text:span><text:reference-mark-start text:name="ZOTERO_ITEM CSL_CITATION {&quot;citationID&quot;:&quot;7ArCWbl8&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L0CLSM6hM"/><text:span text:style-name="T93">(Welti et al., 2020)</text:span><text:reference-mark-end text:name="ZOTERO_ITEM CSL_CITATION {&quot;citationID&quot;:&quot;7ArCWbl8&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L0CLSM6hM"/><text:span text:style-name="T93">. </text:span></text:p>
      <text:p text:style-name="P35"/>
      <text:p text:style-name="P54"><text:span text:style-name="T91">“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text:span><text:span text:style-name="T134"> </text:span><text:reference-mark-start text:name="ZOTERO_ITEM CSL_CITATION {&quot;citationID&quot;:&quot;1S7qgUHp&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futfpJzOP9"/><text:span text:style-name="T134">(Gruner, 2004)</text:span><text:reference-mark-end text:name="ZOTERO_ITEM CSL_CITATION {&quot;citationID&quot;:&quot;1S7qgUHp&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futfpJzOP9"/></text:p>
      <text:p text:style-name="P43"/>
      <text:p text:style-name="P56"><text:span text:style-name="T107">Strength of the cascade is determined by the </text:span><text:span text:style-name="T130">trophic link strength between plants and herbivores</text:span><text:span text:style-name="T107"> </text:span><text:span text:style-name="T108">and the strength and this limit is apprached when interaction strength between prey and predator increases </text:span><text:reference-mark-start text:name="ZOTERO_ITEM CSL_CITATION {&quot;citationID&quot;:&quot;qm7QZKgn&quot;,&quot;properties&quot;:{&quot;formattedCitation&quot;:&quot;(DeLong et al., 2015)&quot;,&quot;plainCitation&quot;:&quot;(DeLong et al., 2015)&quot;,&quot;noteIndex&quot;:0},&quot;citationItems&quot;:[{&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schema&quot;:&quot;https://github.com/citation-style-language/schema/raw/master/csl-citation.json&quot;} RNDy2xOfgSbiW"/><text:span text:style-name="T107">(DeLong et al., 2015)</text:span><text:reference-mark-end text:name="ZOTERO_ITEM CSL_CITATION {&quot;citationID&quot;:&quot;qm7QZKgn&quot;,&quot;properties&quot;:{&quot;formattedCitation&quot;:&quot;(DeLong et al., 2015)&quot;,&quot;plainCitation&quot;:&quot;(DeLong et al., 2015)&quot;,&quot;noteIndex&quot;:0},&quot;citationItems&quot;:[{&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schema&quot;:&quot;https://github.com/citation-style-language/schema/raw/master/csl-citation.json&quot;} RNDy2xOfgSbiW"/><text:span text:style-name="T109">. </text:span><text:span text:style-name="T110">In tropical forest these </text:span><text:span text:style-name="T109">are expected to be weak </text:span><text:reference-mark-start text:name="ZOTERO_ITEM CSL_CITATION {&quot;citationID&quot;:&quot;oo6fvyfp&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9wCDIRV4Gk"/><text:span text:style-name="T109">(Novotny et al., 2012)</text:span><text:reference-mark-end text:name="ZOTERO_ITEM CSL_CITATION {&quot;citationID&quot;:&quot;oo6fvyfp&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9wCDIRV4Gk"/><text:span text:style-name="T109">.</text:span></text:p>
      <text:p text:style-name="P36"/>
      <text:p text:style-name="P11"><text:span text:style-name="T77">“Birds reduced the frequency dietary generalist caterpillars by 24%,</text:span><text:span text:style-name="T79">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text:span><text:span text:style-name="T133"> </text:span><text:reference-mark-start text:name="ZOTERO_ITEM CSL_CITATION {&quot;citationID&quot;:&quot;MtZUi2h2&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JKGHPWgS2c"/><text:span text:style-name="T133">(Singer et al., 2017)</text:span><text:reference-mark-end text:name="ZOTERO_ITEM CSL_CITATION {&quot;citationID&quot;:&quot;MtZUi2h2&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JKGHPWgS2c"/></text:p>
      <text:p text:style-name="P44"/>
      <text:p text:style-name="P51"><text:span text:style-name="T90">Our results thus provide little support for the </text:span><text:span text:style-name="T125">enemies hypothesis</text:span><text:span text:style-name="T90">—derived from studies in less diverse ecosystems—of a positive relationship between predator and plant diversity. Our findings for an important group of generalist predators </text:span><text:span text:style-name="T125">question whether stronger top-down control of food webs can be expected in the more plant diverse stands of our forest ecosystem</text:span><text:span text:style-name="T90">. Biotic interactions could play important roles in mediating the observed relationships between spider and plant diversity, but further testing is required for a more detailed mechanistic understanding </text:span><text:reference-mark-start text:name="ZOTERO_ITEM CSL_CITATION {&quot;citationID&quot;:&quot;A2bW7mvh&quot;,&quot;properties&quot;:{&quot;formattedCitation&quot;:&quot;(Schuldt et al., 2011)&quot;,&quot;plainCitation&quot;:&quot;(Schuldt et al., 2011)&quot;,&quot;noteIndex&quot;:0},&quot;citationItems&quot;:[{&quot;id&quot;:3088,&quot;uris&quot;:[&quot;http://zotero.org/users/1954708/items/WXQ3G25H&quot;],&quot;uri&quot;:[&quot;http://zotero.org/users/1954708/items/WXQ3G25H&quot;],&quot;itemData&quot;:{&quot;id&quot;:3088,&quot;type&quot;:&quot;article-journal&quot;,&quot;abstract&quot;:&quot;Predatory arthropods can exert strong top-down control on ecosystem functions. However, despite extensive theory and experimental manipulations of predator diversity, our knowledge about relationships between plant and predator diversity—and thus information on the relevance of experimental findings—for species-rich, natural ecosystems is limited. We studied activity abundance and species richness of epigeic spiders in a highly diverse forest ecosystem in subtropical China across 27 forest stands which formed a gradient in tree diversity of 25–69 species per plot. The enemies hypothesis predicts higher predator abundance and diversity, and concomitantly more effective top-down control of food webs, with increasing plant diversity. However, in our study, activity abundance and observed species richness of spiders decreased with increasing tree species richness. There was only a weak, non-significant relationship with tree richness when spider richness was rarefied, i.e. corrected for different total abundances of spiders. Only foraging guild richness (i.e. the diversity of hunting modes) of spiders was positively related to tree species richness. Plant species richness in the herb layer had no significant effects on spiders. Our results thus provide little support for the enemies hypothesis—derived from studies in less diverse ecosystems—of a positive relationship between predator and plant diversity. Our findings for an important group of generalist predators question whether stronger top-down control of food webs can be expected in the more plant diverse stands of our forest ecosystem. Biotic interactions could play important roles in mediating the observed relationships between spider and plant diversity, but further testing is required for a more detailed mechanistic understanding. Our findings have implications for evaluating the way in which theoretical predictions and experimental findings of functional predator effects apply to species-rich forest ecosystems, in which trophic interactions are often considered to be of crucial importance for the maintenance of high plant diversity.&quot;,&quot;container-title&quot;:&quot;PLOS ONE&quot;,&quot;DOI&quot;:&quot;10.1371/journal.pone.0022905&quot;,&quot;ISSN&quot;:&quot;1932-6203&quot;,&quot;issue&quot;:&quot;7&quot;,&quot;journalAbbreviation&quot;:&quot;PLOS ONE&quot;,&quot;language&quot;:&quot;en&quot;,&quot;note&quot;:&quot;publisher: Public Library of Science&quot;,&quot;page&quot;:&quot;e22905&quot;,&quot;source&quot;:&quot;PLoS Journals&quot;,&quot;title&quot;:&quot;Predator Diversity and Abundance Provide Little Support for the Enemies Hypothesis in Forests of High Tree Diversity&quot;,&quot;volume&quot;:&quot;6&quot;,&quot;author&quot;:[{&quot;family&quot;:&quot;Schuldt&quot;,&quot;given&quot;:&quot;Andreas&quot;},{&quot;family&quot;:&quot;Both&quot;,&quot;given&quot;:&quot;Sabine&quot;},{&quot;family&quot;:&quot;Bruelheide&quot;,&quot;given&quot;:&quot;Helge&quot;},{&quot;family&quot;:&quot;Härdtle&quot;,&quot;given&quot;:&quot;Werner&quot;},{&quot;family&quot;:&quot;Schmid&quot;,&quot;given&quot;:&quot;Bernhard&quot;},{&quot;family&quot;:&quot;Zhou&quot;,&quot;given&quot;:&quot;Hongzhang&quot;},{&quot;family&quot;:&quot;Assmann&quot;,&quot;given&quot;:&quot;Thorsten&quot;}],&quot;issued&quot;:{&quot;date-parts&quot;:[[&quot;2011&quot;,7,28]]}}}],&quot;schema&quot;:&quot;https://github.com/citation-style-language/schema/raw/master/csl-citation.json&quot;} RNDoCJMmRY6Bs"/><text:span text:style-name="T90">(Schuldt et al., 2011)</text:span><text:reference-mark-end text:name="ZOTERO_ITEM CSL_CITATION {&quot;citationID&quot;:&quot;A2bW7mvh&quot;,&quot;properties&quot;:{&quot;formattedCitation&quot;:&quot;(Schuldt et al., 2011)&quot;,&quot;plainCitation&quot;:&quot;(Schuldt et al., 2011)&quot;,&quot;noteIndex&quot;:0},&quot;citationItems&quot;:[{&quot;id&quot;:3088,&quot;uris&quot;:[&quot;http://zotero.org/users/1954708/items/WXQ3G25H&quot;],&quot;uri&quot;:[&quot;http://zotero.org/users/1954708/items/WXQ3G25H&quot;],&quot;itemData&quot;:{&quot;id&quot;:3088,&quot;type&quot;:&quot;article-journal&quot;,&quot;abstract&quot;:&quot;Predatory arthropods can exert strong top-down control on ecosystem functions. However, despite extensive theory and experimental manipulations of predator diversity, our knowledge about relationships between plant and predator diversity—and thus information on the relevance of experimental findings—for species-rich, natural ecosystems is limited. We studied activity abundance and species richness of epigeic spiders in a highly diverse forest ecosystem in subtropical China across 27 forest stands which formed a gradient in tree diversity of 25–69 species per plot. The enemies hypothesis predicts higher predator abundance and diversity, and concomitantly more effective top-down control of food webs, with increasing plant diversity. However, in our study, activity abundance and observed species richness of spiders decreased with increasing tree species richness. There was only a weak, non-significant relationship with tree richness when spider richness was rarefied, i.e. corrected for different total abundances of spiders. Only foraging guild richness (i.e. the diversity of hunting modes) of spiders was positively related to tree species richness. Plant species richness in the herb layer had no significant effects on spiders. Our results thus provide little support for the enemies hypothesis—derived from studies in less diverse ecosystems—of a positive relationship between predator and plant diversity. Our findings for an important group of generalist predators question whether stronger top-down control of food webs can be expected in the more plant diverse stands of our forest ecosystem. Biotic interactions could play important roles in mediating the observed relationships between spider and plant diversity, but further testing is required for a more detailed mechanistic understanding. Our findings have implications for evaluating the way in which theoretical predictions and experimental findings of functional predator effects apply to species-rich forest ecosystems, in which trophic interactions are often considered to be of crucial importance for the maintenance of high plant diversity.&quot;,&quot;container-title&quot;:&quot;PLOS ONE&quot;,&quot;DOI&quot;:&quot;10.1371/journal.pone.0022905&quot;,&quot;ISSN&quot;:&quot;1932-6203&quot;,&quot;issue&quot;:&quot;7&quot;,&quot;journalAbbreviation&quot;:&quot;PLOS ONE&quot;,&quot;language&quot;:&quot;en&quot;,&quot;note&quot;:&quot;publisher: Public Library of Science&quot;,&quot;page&quot;:&quot;e22905&quot;,&quot;source&quot;:&quot;PLoS Journals&quot;,&quot;title&quot;:&quot;Predator Diversity and Abundance Provide Little Support for the Enemies Hypothesis in Forests of High Tree Diversity&quot;,&quot;volume&quot;:&quot;6&quot;,&quot;author&quot;:[{&quot;family&quot;:&quot;Schuldt&quot;,&quot;given&quot;:&quot;Andreas&quot;},{&quot;family&quot;:&quot;Both&quot;,&quot;given&quot;:&quot;Sabine&quot;},{&quot;family&quot;:&quot;Bruelheide&quot;,&quot;given&quot;:&quot;Helge&quot;},{&quot;family&quot;:&quot;Härdtle&quot;,&quot;given&quot;:&quot;Werner&quot;},{&quot;family&quot;:&quot;Schmid&quot;,&quot;given&quot;:&quot;Bernhard&quot;},{&quot;family&quot;:&quot;Zhou&quot;,&quot;given&quot;:&quot;Hongzhang&quot;},{&quot;family&quot;:&quot;Assmann&quot;,&quot;given&quot;:&quot;Thorsten&quot;}],&quot;issued&quot;:{&quot;date-parts&quot;:[[&quot;2011&quot;,7,28]]}}}],&quot;schema&quot;:&quot;https://github.com/citation-style-language/schema/raw/master/csl-citation.json&quot;} RNDoCJMmRY6Bs"/></text:p>
      <text:p text:style-name="P57"/>
      <text:p text:style-name="P38"/>
      <text:p text:style-name="P55"><text:span text:style-name="T125">Weak interguild compeitition</text:span><text:span text:style-name="T90"> was found previously </text:span><text:reference-mark-start text:name="ZOTERO_ITEM CSL_CITATION {&quot;citationID&quot;:&quot;04cFzHBN&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5CBvvmhb7O"/><text:span text:style-name="T90">(Novotny et al., 2012)</text:span><text:reference-mark-end text:name="ZOTERO_ITEM CSL_CITATION {&quot;citationID&quot;:&quot;04cFzHBN&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5CBvvmhb7O"/><text:span text:style-name="T90">. </text:span></text:p>
      <text:p text:style-name="P24"><text:soft-page-break/></text:p>
      <text:p text:style-name="P6"><text:span text:style-name="T76">High species diversity in tropics was hypothesized to be indication of strong niche partitioning</text:span><text:span text:style-name="T78">. </text:span><text:span text:style-name="T80">We</text:span><text:span text:style-name="T81"> need</text:span><text:span text:style-name="T82"> </text:span><text:span text:style-name="T81">further </text:span><text:span text:style-name="T82">evaluation </text:span><text:span text:style-name="T83">of</text:span><text:span text:style-name="T82"> </text:span><text:span text:style-name="T84">how predator</text:span><text:span text:style-name="T85">y pressure </text:span><text:span text:style-name="T84">shap</text:span><text:span text:style-name="T85">es</text:span><text:span text:style-name="T84"> </text:span><text:span text:style-name="T81">diverse </text:span><text:span text:style-name="T86">herbivore</text:span><text:span text:style-name="T84"> communities. </text:span><text:span text:style-name="T81">We especially need to focus on</text:span><text:span text:style-name="T86"> compensating mechanism</text:span><text:span text:style-name="T81">s</text:span><text:span text:style-name="T87"> </text:span><text:span text:style-name="T81">that can attenuate</text:span><text:span text:style-name="T88"> cascading effects </text:span><text:span text:style-name="T81">of predators </text:span><text:span text:style-name="T88">on plants</text:span><text:span text:style-name="T84"> </text:span><text:span text:style-name="T81">as this</text:span><text:span text:style-name="T86"> </text:span><text:span text:style-name="T81">lack of knowledge </text:span><text:span text:style-name="T86">hinders</text:span><text:span text:style-name="T89"> our understanding of the </text:span><text:span text:style-name="T81">role biotic factors play during forest regeneration</text:span><text:span text:style-name="T89">.</text:span></text:p>
      <text:p text:style-name="P8"/>
      <text:p text:style-name="P5"><text:span text:style-name="T1">If TTI operate in complex communities top-down and </text:span><text:span text:style-name="T45">cascading effects of the top and intermediate predators should be able to affect plant herbivore</text:span><text:span text:style-name="T1"> i</text:span><text:span text:style-name="T45">nteraction networks</text:span><text:span text:style-name="T9">. </text:span><text:span text:style-name="T1">Bosc et al. (2018) studied the effects of apex predators on top-down and cascading effects on diverse herbivore community and showed </text:span><text:span text:style-name="T45">s</text:span><text:span text:style-name="T46">t</text:span><text:span text:style-name="T45">rong effect of insectivorous birds on spiders.</text:span><text:span text:style-name="T1"> There was no overall effect on herbivore abundance. There was some evidence for EFS hypothesis where specialists were less affected by top predators than generalist. </text:span><text:span text:style-name="T9">However, because of the difficulties in estimating diet breadth (inferred from co-occurence of plants and herbivores) it didn’t provide strong support for EFS hypothesis presented there. </text:span><text:span text:style-name="T1">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7"/>
      <text:p text:style-name="P4"><text:span text:style-name="T1">Variation in s</text:span><text:span text:style-name="T8">pe</text:span><text:span text:style-name="T10">cies </text:span><text:span text:style-name="T11">traits at any level </text:span><text:span text:style-name="T12">may </text:span><text:span text:style-name="T11">have an </text:span><text:span text:style-name="T12">affect </text:span><text:span text:style-name="T11">on </text:span><text:span text:style-name="T12">the strength of trophic cascades. </text:span><text:span text:style-name="T10">For example, </text:span><text:span text:style-name="T12">on defended plants cascading effect of carnivores on plants was reduced, because herbivores do not feed on defended plants. <text:s/></text:span><text:span text:style-name="T13">C</text:span><text:span text:style-name="T12">ontrol </text:span><text:span text:style-name="T13">mechanisms can </text:span><text:span text:style-name="T12">switch under different condition (does not relate to my experiments). </text:span></text:p>
      <text:p text:style-name="P17"/>
      <text:p text:style-name="P1"><text:span text:style-name="T16">However, in case of predator-insect herbivore-plant food chains ecosystems top down and cascading effects are usually being studied based on the total abundance [</text:span><text:span text:style-name="T30">need to check that</text:span><text:span text:style-name="T16">]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text:span></text:p>
      <text:p text:style-name="P14"/>
      <text:p text:style-name="P2"><text:span text:style-name="T15">Enemy free hypothesis</text:span><text:span text:style-name="T12"> focus on predator avoidance and predicts that fear of predation keeps population of herbivores at specific level. </text:span><text:span text:style-name="T15">Physiological efficiency hypothesis</text:span><text:span text:style-name="T12"> assumes that specialists are better adapted to their food than generalists and utilize their hosts better (). </text:span><text:span text:style-name="T15">Slow-growth/high-mortality</text:span><text:span text:style-name="T12"> (SGHM) hypothesis predicts that “herbivore development on a poor quality host plants will be relatively slow extending the duration of juvenile phases that are the most vulnerable to natural enemies”. Recently proposed synthesis extends predictions of the previous hypotheses to also predict the strength of the possible cascade (Mooney, Pratt, &amp; Singer 2012). </text:span></text:p>
      <text:p text:style-name="P13"/>
      <text:p text:style-name="P10"><text:span text:style-name="T2">Plant-herbivore interactions shape community dynamics </text:span><text:reference-mark-start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Burkepile and Parker, 2017)</text:span><text:reference-mark-end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text:span></text:p>
      <text:p text:style-name="P9"/>
      <text:p text:style-name="P3"><text:span text:style-name="T17">Thus, o</text:span><text:span text:style-name="T18">ur understanding of the mechanisms governing top-down effects on insects and cascading effect on plants is limited by the </text:span><text:span text:style-name="T19">number of</text:span><text:span text:style-name="T20"> </text:span><text:span text:style-name="T18">types of </text:span><text:span text:style-name="T19">tropical </text:span><text:span text:style-name="T18">habitats studied. </text:span><text:span text:style-name="T20">In a handful of available studies t</text:span><text:span text:style-name="T21">op-down and cascading effects in structuring diversity and abundance are known mostly for primary forest </text:span><text:reference-mark-start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21">(Letourneau et al., 2004)</text:span><text:reference-mark-end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21"> </text:span><text:span text:style-name="T22">but</text:span><text:span text:style-name="T23"> </text:span><text:span text:style-name="T22">their </text:span><text:span text:style-name="T23">lack </text:span><text:span text:style-name="T22">in tropics </text:span><text:span text:style-name="T24">has been also </text:span><text:span text:style-name="T25">reported</text:span><text:span text:style-name="T22">, e.g.</text:span><text:span text:style-name="T23"> </text:span><text:span text:style-name="T26">in fragmented forest in Brazil</text:span><text:span text:style-name="T23"> </text:span><text:reference-mark-start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27">(Morante</text:span><text:span text:style-name="T29">‐Filho et al., 2016)</text:span><text:reference-mark-end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28">.</text:span></text:p>
      <text:p text:style-name="P12"/>
      <text:p text:style-name="P15">(Karp and Dailey 2014; Ritchie and Johnson for clues where to find this info)</text:p>
      <text:p text:style-name="P15"><text:soft-page-break/></text:p>
      <text:p text:style-name="P16"><text:span text:style-name="T37">Some top-down effects were present, but were probably smaller than expected. F</text:span>inally simply these effect might not be detected due to small sample size <text:span text:style-name="T38">[</text:span><text:span text:style-name="T39">perform power analysis</text:span><text:span text:style-name="T38">]. The expected effect sizes of 1 – 0.38 and 1-0.39 for IAPs and herbivores respectively would be easily (hopefully) detected with already xxx blocks. With our set up with the power of 80% we were be able to detect effects of the order of xxx reduction in herbivores, IAPs and plants which givers us the maximum limit for the effect in our system. </text:span></text:p>
      <text:p text:style-name="P16"/>
      <text:p text:style-name="P18"><text:span text:style-name="T47">Therefore, </text:span><text:span text:style-name="T48">possible </text:span><text:span text:style-name="T47">e</text:span><text:span text:style-name="T49">xplanation </text:span><text:span text:style-name="T47">for this </text:span><text:span text:style-name="T48">fact</text:span><text:span text:style-name="T50"> </text:span><text:span text:style-name="T51">may lie</text:span><text:span text:style-name="T48"> </text:span><text:span text:style-name="T49">i</text:span><text:span text:style-name="T58">n the traits of plants and herbivore</text:span><text:span text:style-name="T59">s</text:span><text:span text:style-name="T58">, </text:span><text:span text:style-name="T60">which are</text:span><text:span text:style-name="T61"> </text:span><text:span text:style-name="T60">known</text:span><text:span text:style-name="T58"> drive</text:span><text:span text:style-name="T61">rs of</text:span><text:span text:style-name="T58"> their interaction dynamics </text:span><text:reference-mark-start text:name="ZOTERO_ITEM CSL_CITATION {&quot;citationID&quot;:&quot;IjrYj2mO&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pYutM2wnNi"/><text:span text:style-name="T58">(Burkepile and Parker, 2017)</text:span><text:reference-mark-end text:name="ZOTERO_ITEM CSL_CITATION {&quot;citationID&quot;:&quot;IjrYj2mO&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pYutM2wnNi"/><text:span text:style-name="T58">. </text:span></text:p>
      <text:p text:style-name="P20"/>
      <text:p text:style-name="P19"><text:span text:style-name="T62">An attempt to synthesize </text:span><text:span text:style-name="T63">complementary</text:span><text:span text:style-name="T62"> hypotheses was the t</text:span><text:span text:style-name="T64">ri-</text:span><text:span text:style-name="T62">t</text:span><text:span text:style-name="T64">rophic </text:span><text:span text:style-name="T62">i</text:span><text:span text:style-name="T64">nteraction </text:span><text:span text:style-name="T65">hypothesis </text:span><text:span text:style-name="T64">(TTI) </text:span><text:span text:style-name="T65"><text:s/></text:span><text:reference-mark-start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65">(Mooney et al., 2012)</text:span><text:reference-mark-end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65">. </text:span><text:span text:style-name="T66">It </text:span><text:span text:style-name="T67">is a synthesis of</text:span><text:span text:style-name="T68"> the </text:span><text:span text:style-name="T69">enemy free space (EFS)</text:span><text:span text:style-name="T70">, </text:span><text:span text:style-name="T69">slow growth high mortality</text:span><text:span text:style-name="T70">, and </text:span><text:span text:style-name="T71">physiological efficiency hypothesis</text:span><text:span text:style-name="T72">.</text:span><text:span text:style-name="T68"> </text:span><text:span text:style-name="T73">Essentially it assumes that</text:span><text:span text:style-name="T74"> </text:span><text:span text:style-name="T64">generalist herbivores perform worse on low quality food and </text:span><text:span text:style-name="T75">in these circumstances </text:span><text:span text:style-name="T73">their abundance will be more strongly reduced by natural enemies</text:span><text:span text:style-name="T64">.</text:span></text:p>
      <text:p text:style-name="P25"/>
      <text:p text:style-name="P46"><text:span text:style-name="T179">Notes</text:span>:</text:p>
      <text:p text:style-name="P47"/>
      <text:p text:style-name="P47"><text:span text:style-name="T147"><text:s/></text:span><text:span text:style-name="T148">In an unlikely absence</text:span><text:span text:style-name="T147"> </text:span><text:span text:style-name="T148">of top-down control by predators, interactions within </text:span><text:span text:style-name="T147">herbivore community </text:span><text:span text:style-name="T148">would increase in</text:span><text:span text:style-name="T147"> importan</text:span><text:span text:style-name="T148">ce.</text:span></text:p>
      <text:p text:style-name="P45"/>
      <text:p text:style-name="P27"><text:span text:style-name="T180">In both primary and secondary tropical forests plant-herbivore interaction networks are highly specialized and vary greatly in space </text:span><text:reference-mark-start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180">(Redmond et al., 2019)</text:span><text:reference-mark-end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180">, which suggests that interaction networks are structured by general rules of community assembly, and less by classic successional processes, which result in increase in complexity. Despite that their structural properties are preserved throughout space […] and time (Villa-Galaviz, Boege, &amp; del-Val, 2012). But see (Martins, Medina, Lewinsohn, &amp; Almeida‐Neto, 2020). </text:span></text:p>
      <text:p text:style-name="P27"/>
      <text:p text:style-name="P32">Herbivore community shaped by plants:</text:p>
      <text:p text:style-name="P27"><text:reference-mark-start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81">(Vojtech Novotny et al., 2010)</text:span><text:reference-mark-end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81">We found that the phylogenetic relationships of host plants was a weak predictor of similarity of associated herbivore assemblages, as was also documented for leaf chewers by </text:span><text:bookmark text:name="#b50R"/><text:a xlink:type="simple" xlink:href="https://besjournals.onlinelibrary.wiley.com/doi/full/10.1111/j.1365-2656.2010.01728.x#b50" text:style-name="Internet_20_link" text:visited-style-name="Visited_20_Internet_20_Link"><text:span text:style-name="T181">Ødegaard, Diserud &amp; Ostbye (2005)</text:span></text:a><text:span text:style-name="T181">. This is probably because secondary chemistry and anti‐herbivore defence syndromes tend to be poorly correlated with plant phylogeny (</text:span><text:bookmark text:name="#b7R"/><text:a xlink:type="simple" xlink:href="https://besjournals.onlinelibrary.wiley.com/doi/full/10.1111/j.1365-2656.2010.01728.x#b7" text:style-name="Internet_20_link" text:visited-style-name="Visited_20_Internet_20_Link"><text:span text:style-name="T181">Becerra 1997</text:span></text:a><text:span text:style-name="T181">; </text:span><text:bookmark text:name="#b1R"/><text:a xlink:type="simple" xlink:href="https://besjournals.onlinelibrary.wiley.com/doi/full/10.1111/j.1365-2656.2010.01728.x#b1" text:style-name="Internet_20_link" text:visited-style-name="Visited_20_Internet_20_Link"><text:span text:style-name="T181">Agrawal &amp; Fishbein 2006</text:span></text:a><text:span text:style-name="T181">). </text:span></text:p>
      <text:p text:style-name="P27"/>
      <text:p text:style-name="P28"><text:span text:style-name="T182">Are specialists more affected than generalists?</text:span> Inraguild predation and responses of herbivores may depend on their plant specificity (Bosc, Roets, Hui, &amp; Pauw, 2018). Recently proposed synthesis, tri-trophhic interaction hypothesis adds to the above mechanism by predicting some interactive effects (Mooney et al., 2010).</text:p>
      <text:p text:style-name="P33"/>
      <text:p text:style-name="P33"><text:span text:style-name="T183">Top-down control of plants <text:s/>by herbivores</text:span><text:span text:style-name="T185">: </text:span>“how herbivores affect dominance hierarchies between plant species is scarce, more preferred species in the feeding experiments were those that increased in cover after herbivore exclusion in the field, whereas less preferred ones decreased” (Kempel et al., 2015).</text:p>
      <text:p text:style-name="P28"><text:span text:style-name="T186">L</text:span>ittle is known how generalists affect plant community composition and herbivore community itself.</text:p>
      <text:p text:style-name="P28"/>
      <text:p text:style-name="P28"><text:soft-page-break/><text:span text:style-name="T187">Hig</text:span><text:span text:style-name="T4">h level of herbivore specialization, based on the realized diet of caterpillars in secondary forest and pointed out to a low structural change in food web structure throughout succession and that successional optimum was not a </text:span><text:span text:style-name="T5">good</text:span><text:span text:style-name="T4"> predictor of herbivore community composition, dominance structure of herbivores change in later stages of succession </text:span><text:reference-mark-start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32">(Lep</text:span><text:span text:style-name="T33">š et al., 2001; Redmond et al., 2019)</text:span><text:reference-mark-end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6">. The above wo</text:span><text:span text:style-name="T188">rk suggested that general rules of assembly might apply in early successional plant herbivore interaction networks. Simplest model is the mass action sampling of herbivores by plants (see what is proposed in </text:span><text:reference-mark-start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188">(Vojtech Novotny et al., 2012)</text:span><text:reference-mark-end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188">. Despite some preferences of herbivores towards their hosts, </text:span><text:span text:style-name="T184">swithing mechanism</text:span><text:span text:style-name="T188"> could be in place and was never described despite us having a lot of observations pointing out to the fact that being generalist in a lab is not necessary reflected in the field observations. Previous exclusion experiments… However, how top predators affect abundance and correlation between herbivores hasn’t been studied yet (check for Katka’s work) and missing is correlation between intermediate predators like spiders, which were showed to be consumed by birds.</text:span></text:p>
      <text:p text:style-name="P28"/>
      <text:p text:style-name="P28"><text:span text:style-name="T189">[?]</text:span><text:span text:style-name="T190"> It has been sugested </text:span><text:reference-mark-start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34">(Martins, Medina, Lewinsohn, &amp; Almeida</text:span><text:span text:style-name="T31">‐Neto, 2020)</text:span><text:reference-mark-end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180"> that structural stability of plant-herbivore network may be caused by replacing species with similar functional roles in the network or because interaction probability are given by species’ relative abundances. </text:span></text:p>
      <text:p text:style-name="P28"/>
      <text:p text:style-name="P28"><text:span text:style-name="T191">Low relative abundance of intermediate predators resulted in</text:span> relatively weak effects <text:span text:style-name="T191">of vertebrate predators on</text:span> intermediate predators, herbivores and plants (Fig. 2 and Table S4). In contrast, in communities with a high relative abundance of intermediate predators (high values of ln[IP:H+]) trophic cascades were strong, with strong negative effects of vertebrate insectivores on both intermediate predators and herbivores and strong positive effects on plants” <text:s/><text:reference-mark-start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Mooney et al., 2010)<text:reference-mark-end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text:p>
      <text:p text:style-name="P28"/>
      <text:p text:style-name="P28"><text:span text:style-name="T192">Based on characteristics of adjacent trophic levels multiple, nonexclusive hypotheses were put forward in order to predict the changes, or lack of thereof, in plant and herbivore abundances and composition. For example e</text:span><text:span text:style-name="T40">nemy free hypothesis</text:span><text:span text:style-name="T193"> (EFH) focuses on predator avoidance by herbivores and predicts that fear of predation keeps population of herbivores at specific level. </text:span><text:span text:style-name="T40">Physiological efficiency hypothesis</text:span><text:span text:style-name="T193"> assumes that specialists are better adapted to their food than generalists and utilize their hosts better (). </text:span><text:span text:style-name="T40">Slow-growth/high-mortality</text:span><text:span text:style-name="T193"> (SGHM) hypothesis predicts that “herbivore development on a poor quality host plants will be relatively slow extending the duration of juvenile phases that are the most vulnerable to natural enemies”. </text:span></text:p>
      <text:p text:style-name="P28"/>
      <text:p text:style-name="P28"><text:span text:style-name="T194">Ecological factors, especially locally, are also important in determining composition of herbivorous insect communities. Recent meta-analysis confirms that </text:span><text:span text:style-name="T41">negative correlation of richness and niche breadth</text:span><text:span text:style-name="T195"> does not hold strictly for tropical sites </text:span><text:reference-mark-start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195">(Granot &amp; Belmaker, 2020)</text:span><text:reference-mark-end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195">. Positive correlation… we evaluate experimentally bottom-up hypothesis. </text:span></text:p>
      <text:p text:style-name="P29"><text:span text:style-name="T180">Lower competition was also hypothesized by </text:span><text:span text:style-name="T42">Novotny </text:span><text:span text:style-name="T43">(where?)</text:span></text:p>
      <text:p text:style-name="P29"/>
      <text:p text:style-name="P29"/>
      <text:p text:style-name="P34"/>
      <text:p text:style-name="P29"><text:span text:style-name="T196">Expressions and strength of these factors differ from ecosystem to ecosystem resulting in apparently idiosyncratic responses when studied in isolation </text:span><text:reference-mark-start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196">(Dodonov et al., 2016)</text:span><text:reference-mark-end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196">.x</text:span></text:p>
      <text:p text:style-name="P29"/>
      <text:p text:style-name="P50">Small review of the previous work in PNG:</text:p>
      <text:p text:style-name="P29"><text:span text:style-name="T197">Phylogeny matters: </text:span><text:span text:style-name="T44">Redmond</text:span><text:span text:style-name="T197"> – herbivores are highly specialized (based on realized diet), host photogenic diversity decreased throughout the chronosequence. High phylogenetic diversity in early stages. No structural change in the network. Pioneers have high nitrogen and water content (leaf </text:span><text:soft-page-break/><text:span text:style-name="T197">Economic Spectrum Wright et al 2004). Plants maximize growth in. This leads to a question, whether troical forest dynamics are driven solely by plants? Recent studies showed that interactions with fungi and herbivores may change ther results of plant competition (Bagchi, Szefer). However, we are still missing inforamtions from tropics, and majority of influencial theories on tri-troihic interaction were established based on observations from temperate zones. Despite, these two systems differ substantially (how, and why this would matter?). Predicted low specialisation in early succession (Novotny 1995) but Leps showed the opposite was true.</text:span></text:p>
      <text:p text:style-name="P29"/>
      <text:p text:style-name="P48">Parasites and pathogens can also modify competitive interactions and predator prey interactions (Hatcher et al. 2006). <text:span text:style-name="T198">In large numbers herbivores might have lower ability to select for protein rich diet and thus might be more prone to infections </text:span><text:span text:style-name="T14">(Insect outbreaks)</text:span></text:p>
      <text:p text:style-name="P30">Insect outbreak book: “Second, we have shown that closely related generalist species occupy unique nutritional feeding niches, which would provide a mechanism for facilitating coexistence (Behmer and Joern 2008).</text:p>
      <text:p text:style-name="P30"/>
      <text:p text:style-name="P31">(gap dynamics, intermediate disturbance)</text:p>
      <text:p text:style-name="P30"/>
      <text:p text:style-name="P30"><text:span text:style-name="T199">The strength of biotic effects is hypothesized to increase towards lower latitudes conditions allowing for cascading effects, and it was shown to be true for large predators and herbivores </text:span><text:reference-mark-start text:name="ZOTERO_ITEM CSL_CITATION {&quot;citationID&quot;:&quot;RYp9Ow6o&quot;,&quot;properties&quot;:{&quot;formattedCitation&quot;:&quot;(Tscharntke &amp; Hawkins, 2002)&quot;,&quot;plainCitation&quot;:&quot;(Tscharntke &amp; Hawkins, 2002)&quot;,&quot;noteIndex&quot;:0},&quot;citationItems&quot;:[{&quot;id&quot;:2950,&quot;uris&quot;:[&quot;http://zotero.org/users/1954708/items/3KWR9VKX&quot;],&quot;uri&quot;:[&quot;http://zotero.org/users/1954708/items/3KWR9VKX&quot;],&quot;itemData&quot;:{&quot;id&quot;:2950,&quot;type&quot;:&quot;book&quot;,&quot;abstract&quot;:&quot;The multitrophic level approach to ecology addresses the complexity of food webs much more realistically than the traditional focus on simple systems and interactions. Only in the last few decades have ecologists become interested in the nature of more complex systems including tritrophic interactions between plants, herbivores and natural enemies. Plants may directly influence the behaviour of their herbivores' natural enemies, ecological interactions between two species are often indirectly mediated by a third species, landscape structure directly affects local tritrophic interactions and below-ground food webs are vital to above-ground organisms. The relative importance of top-down effects (control by predators) and bottom-up effects (control by resources) must also be determined. These interactions are explored in this exciting volume by expert researchers from a variety of ecological fields. This book provides a much-needed synthesis of multitrophic level interactions and serves as a guide for future research for ecologists of all descriptions.&quot;,&quot;ISBN&quot;:&quot;978-0-521-79110-6&quot;,&quot;language&quot;:&quot;en&quot;,&quot;note&quot;:&quot;Google-Books-ID: IjUQNey4ns8C&quot;,&quot;number-of-pages&quot;:&quot;234&quot;,&quot;publisher&quot;:&quot;Cambridge University Press&quot;,&quot;source&quot;:&quot;Google Books&quot;,&quot;title&quot;:&quot;Multitrophic Level Interactions&quot;,&quot;author&quot;:[{&quot;family&quot;:&quot;Tscharntke&quot;,&quot;given&quot;:&quot;Teja&quot;},{&quot;family&quot;:&quot;Hawkins&quot;,&quot;given&quot;:&quot;Bradford A.&quot;}],&quot;issued&quot;:{&quot;date-parts&quot;:[[&quot;2002&quot;,3,21]]}}}],&quot;schema&quot;:&quot;https://github.com/citation-style-language/schema/raw/master/csl-citation.json&quot;} RNDHsiXUQkwTQ"/>(Tscharntke &amp; Hawkins, 2002)<text:reference-mark-end text:name="ZOTERO_ITEM CSL_CITATION {&quot;citationID&quot;:&quot;RYp9Ow6o&quot;,&quot;properties&quot;:{&quot;formattedCitation&quot;:&quot;(Tscharntke &amp; Hawkins, 2002)&quot;,&quot;plainCitation&quot;:&quot;(Tscharntke &amp; Hawkins, 2002)&quot;,&quot;noteIndex&quot;:0},&quot;citationItems&quot;:[{&quot;id&quot;:2950,&quot;uris&quot;:[&quot;http://zotero.org/users/1954708/items/3KWR9VKX&quot;],&quot;uri&quot;:[&quot;http://zotero.org/users/1954708/items/3KWR9VKX&quot;],&quot;itemData&quot;:{&quot;id&quot;:2950,&quot;type&quot;:&quot;book&quot;,&quot;abstract&quot;:&quot;The multitrophic level approach to ecology addresses the complexity of food webs much more realistically than the traditional focus on simple systems and interactions. Only in the last few decades have ecologists become interested in the nature of more complex systems including tritrophic interactions between plants, herbivores and natural enemies. Plants may directly influence the behaviour of their herbivores' natural enemies, ecological interactions between two species are often indirectly mediated by a third species, landscape structure directly affects local tritrophic interactions and below-ground food webs are vital to above-ground organisms. The relative importance of top-down effects (control by predators) and bottom-up effects (control by resources) must also be determined. These interactions are explored in this exciting volume by expert researchers from a variety of ecological fields. This book provides a much-needed synthesis of multitrophic level interactions and serves as a guide for future research for ecologists of all descriptions.&quot;,&quot;ISBN&quot;:&quot;978-0-521-79110-6&quot;,&quot;language&quot;:&quot;en&quot;,&quot;note&quot;:&quot;Google-Books-ID: IjUQNey4ns8C&quot;,&quot;number-of-pages&quot;:&quot;234&quot;,&quot;publisher&quot;:&quot;Cambridge University Press&quot;,&quot;source&quot;:&quot;Google Books&quot;,&quot;title&quot;:&quot;Multitrophic Level Interactions&quot;,&quot;author&quot;:[{&quot;family&quot;:&quot;Tscharntke&quot;,&quot;given&quot;:&quot;Teja&quot;},{&quot;family&quot;:&quot;Hawkins&quot;,&quot;given&quot;:&quot;Bradford A.&quot;}],&quot;issued&quot;:{&quot;date-parts&quot;:[[&quot;2002&quot;,3,21]]}}}],&quot;schema&quot;:&quot;https://github.com/citation-style-language/schema/raw/master/csl-citation.json&quot;} RNDHsiXUQkwTQ"/><text:span text:style-name="T200">. In temperate and tropical climatic regions we often find the presence of cascading effects of birds on plants <text:s/></text:span><text:reference-mark-start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35">(M</text:span><text:span text:style-name="T36">äntylä, Klemola, &amp; Laaksonen, 2011)</text:span><text:reference-mark-end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201">. </text:span></text:p>
      <text:p text:style-name="P30"/>
      <text:p text:style-name="P30"><text:span text:style-name="T52">I</text:span><text:span text:style-name="T53">n </text:span><text:span text:style-name="T54">early stages of </text:span><text:span text:style-name="T53">tropical forest </text:span><text:span text:style-name="T52">succession </text:span><text:span text:style-name="T54">plant communities </text:span><text:span text:style-name="T55">tend to be dominated </text:span><text:span text:style-name="T56">by</text:span><text:span text:style-name="T55"> highly specialized pioneer life-history strategy, characterized by high production and dispersal of small seeds capable of surviving in a soil seed bank, and seedlings and saplings maximizing their growth rate at the expense of anti-herbivore </text:span><text:span text:style-name="T57">defenses</text:span><text:span text:style-name="T55"> and their life-span </text:span><text:reference-mark-start text:name="ZOTERO_ITEM CSL_CITATION {&quot;citationID&quot;:&quot;1Y7LCuuU&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Z3TMo9T8Bf"/><text:span text:style-name="T55">(Turner, 2001)</text:span><text:reference-mark-end text:name="ZOTERO_ITEM CSL_CITATION {&quot;citationID&quot;:&quot;1Y7LCuuU&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Z3TMo9T8Bf"/><text:span text:style-name="T55">. </text:span></text:p>
      <text:p text:style-name="P30"/>
      <text:p text:style-name="P30"><text:span text:style-name="T178">Whether top-down control is relatively more important at large spatial scales in the most highly diverse tropical or warm temperate forests is still in doubt</text:span><text:span text:style-name="T3"> </text:span><text:reference-mark-start text:name="ZOTERO_ITEM CSL_CITATION {&quot;citationID&quot;:&quot;xWBTzQTs&quot;,&quot;properties&quot;:{&quot;formattedCitation&quot;:&quot;(Y. Zhang &amp; Adams, 2011)&quot;,&quot;plainCitation&quot;:&quot;(Y. Zhang &amp; Adams, 2011)&quot;,&quot;noteIndex&quot;:0},&quot;citationItems&quot;:[{&quot;id&quot;:2699,&quot;uris&quot;:[&quot;http://zotero.org/users/1954708/items/FZ75KGJE&quot;],&quot;uri&quot;:[&quot;http://zotero.org/users/1954708/items/FZ75KGJE&quot;],&quot;itemData&quot;:{&quot;id&quot;:2699,&quot;type&quot;:&quot;article-journal&quot;,&quot;abstract&quot;:&quot;1. Björkman et al. comment on Adams and Zhang’s finding of more leaf herbivory with increasing latitude, pointing out that top-down control by predators on insect herbivores might cause less herbivory in warmer regions. 2. Stronger top-down control with more plant diversity has been found mostly in systems that are less diverse overall, such as agricultural fields and grassland. Studies have also concentrated on small spatial scales. Whether top-down control is relatively more important at large spatial scales in the most highly diverse tropical or warm temperate forests is still in doubt. 3. Synthesis. The importance of top-down predator control of herbivores may vary with the system studied. Future work to understand the controls of herbivores needs to precisely monitor and compare the dynamics of individual herbivore species and their predators at a large spatial scale.&quot;,&quot;container-title&quot;:&quot;Journal of Ecology&quot;,&quot;DOI&quot;:&quot;10.1111/j.1365-2745.2010.01770.x&quot;,&quot;ISSN&quot;:&quot;1365-2745&quot;,&quot;issue&quot;:&quot;2&quot;,&quot;language&quot;:&quot;en&quot;,&quot;note&quot;:&quot;_eprint: https://besjournals.onlinelibrary.wiley.com/doi/pdf/10.1111/j.1365-2745.2010.01770.x&quot;,&quot;page&quot;:&quot;370-372&quot;,&quot;source&quot;:&quot;Wiley Online Library&quot;,&quot;title&quot;:&quot;Top-down control of herbivores varies with ecosystem types&quot;,&quot;volume&quot;:&quot;99&quot;,&quot;author&quot;:[{&quot;family&quot;:&quot;Zhang&quot;,&quot;given&quot;:&quot;Yangjian&quot;},{&quot;family&quot;:&quot;Adams&quot;,&quot;given&quot;:&quot;Jonathan&quot;}],&quot;issued&quot;:{&quot;date-parts&quot;:[[&quot;2011&quot;]]}}}],&quot;schema&quot;:&quot;https://github.com/citation-style-language/schema/raw/master/csl-citation.json&quot;} RNDDf4tyMqYzu"/><text:span text:style-name="T3">(Y. Zhang &amp; Adams, 2011)</text:span><text:reference-mark-end text:name="ZOTERO_ITEM CSL_CITATION {&quot;citationID&quot;:&quot;xWBTzQTs&quot;,&quot;properties&quot;:{&quot;formattedCitation&quot;:&quot;(Y. Zhang &amp; Adams, 2011)&quot;,&quot;plainCitation&quot;:&quot;(Y. Zhang &amp; Adams, 2011)&quot;,&quot;noteIndex&quot;:0},&quot;citationItems&quot;:[{&quot;id&quot;:2699,&quot;uris&quot;:[&quot;http://zotero.org/users/1954708/items/FZ75KGJE&quot;],&quot;uri&quot;:[&quot;http://zotero.org/users/1954708/items/FZ75KGJE&quot;],&quot;itemData&quot;:{&quot;id&quot;:2699,&quot;type&quot;:&quot;article-journal&quot;,&quot;abstract&quot;:&quot;1. Björkman et al. comment on Adams and Zhang’s finding of more leaf herbivory with increasing latitude, pointing out that top-down control by predators on insect herbivores might cause less herbivory in warmer regions. 2. Stronger top-down control with more plant diversity has been found mostly in systems that are less diverse overall, such as agricultural fields and grassland. Studies have also concentrated on small spatial scales. Whether top-down control is relatively more important at large spatial scales in the most highly diverse tropical or warm temperate forests is still in doubt. 3. Synthesis. The importance of top-down predator control of herbivores may vary with the system studied. Future work to understand the controls of herbivores needs to precisely monitor and compare the dynamics of individual herbivore species and their predators at a large spatial scale.&quot;,&quot;container-title&quot;:&quot;Journal of Ecology&quot;,&quot;DOI&quot;:&quot;10.1111/j.1365-2745.2010.01770.x&quot;,&quot;ISSN&quot;:&quot;1365-2745&quot;,&quot;issue&quot;:&quot;2&quot;,&quot;language&quot;:&quot;en&quot;,&quot;note&quot;:&quot;_eprint: https://besjournals.onlinelibrary.wiley.com/doi/pdf/10.1111/j.1365-2745.2010.01770.x&quot;,&quot;page&quot;:&quot;370-372&quot;,&quot;source&quot;:&quot;Wiley Online Library&quot;,&quot;title&quot;:&quot;Top-down control of herbivores varies with ecosystem types&quot;,&quot;volume&quot;:&quot;99&quot;,&quot;author&quot;:[{&quot;family&quot;:&quot;Zhang&quot;,&quot;given&quot;:&quot;Yangjian&quot;},{&quot;family&quot;:&quot;Adams&quot;,&quot;given&quot;:&quot;Jonathan&quot;}],&quot;issued&quot;:{&quot;date-parts&quot;:[[&quot;2011&quot;]]}}}],&quot;schema&quot;:&quot;https://github.com/citation-style-language/schema/raw/master/csl-citation.json&quot;} RNDDf4tyMqYzu"/></text:p>
      <text:p text:style-name="P30"/>
      <text:p text:style-name="P30"><text:span text:style-name="T7">However, such neat convergences in species densities of plants, insects, and desert lizards do not occur, which suggests that these groups may not always be saturated with species (Whittaker 1969, 1970, 1972; Pianka 1973).</text:span><text:span text:style-name="T2"> [</text:span><text:a xlink:type="simple" xlink:href="http://www.zo.utexas.edu/courses/bio373/chapters/Chapter18/Chapter18.html" text:style-name="Internet_20_link" text:visited-style-name="Visited_20_Internet_20_Link"><text:span text:style-name="ListLabel_20_4"><text:span text:style-name="T202">http://www.zo.utexas.edu/courses/bio373/chapters/Chapter18/Chapter18.html</text:span></text:span></text:a><text:span text:style-name="T2">].</text:span></text:p>
      <text:p text:style-name="P58"/>
      <text:p text:style-name="P26">The effect of top down control was studied for single group in experimental conditions and not included different plant species (Singer et al. 2014). [<text:span text:style-name="T177">Will plant functional characteristic help to explain the strength of the cascade? Maybe tropic cascades are stronger for some plant species that for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30T11:41:25.638884286</meta:creation-date>
    <dc:date>2021-02-24T08:33:58.325271346</dc:date>
    <meta:editing-duration>P1DT2H52M29S</meta:editing-duration>
    <meta:editing-cycles>101</meta:editing-cycles>
    <meta:generator>LibreOffice/6.1.6.3$Linux_X86_64 LibreOffice_project/10$Build-3</meta:generator>
    <meta:document-statistic meta:table-count="0" meta:image-count="0" meta:object-count="0" meta:page-count="6" meta:paragraph-count="55" meta:word-count="2848" meta:character-count="19264" meta:non-whitespace-character-count="16443"/>
    <meta:user-defined meta:name="ZOTERO_PREF_1">&lt;data data-version="3" zotero-version="5.0.95"&gt;&lt;session id="NWTMbRYB"/&gt;&lt;style id="http://www.zotero.org/styles/elsevier-harvard" hasBibliography="1" bibliographyStyleHasBeenSet="0"/&gt;&lt;prefs&gt;&lt;pref name="fieldType" value="ReferenceMark"/&gt;&lt;/prefs&gt;&lt;/data&gt;</meta:user-defined>
  </office:meta>
</office:document-meta>
</file>